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ettings.xml"/>
  <manifest:file-entry manifest:media-type=""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Preformatted_20_Text">
      <style:paragraph-properties fo:margin-top="0in" fo:margin-bottom="0.1965in"/>
      <style:text-properties fo:color="#dc2300"/>
    </style:style>
    <style:style style:name="P3" style:family="paragraph" style:parent-style-name="Preformatted_20_Text">
      <style:paragraph-properties fo:margin-top="0in" fo:margin-bottom="0.1965in"/>
      <style:text-properties style:use-window-font-color="true"/>
    </style:style>
    <style:style style:name="P4" style:family="paragraph" style:parent-style-name="Text_20_body">
      <style:text-properties fo:color="#dc2300"/>
    </style:style>
    <style:style style:name="P5" style:family="paragraph" style:parent-style-name="Text_20_body">
      <style:text-properties style:use-window-font-color="true"/>
    </style:style>
    <style:style style:name="P6" style:family="paragraph" style:parent-style-name="Text_20_body">
      <style:paragraph-properties fo:margin-top="0in" fo:margin-bottom="0in"/>
    </style:style>
    <style:style style:name="P7" style:family="paragraph" style:parent-style-name="Heading_20_2">
      <style:text-properties fo:color="#dc2300"/>
    </style:style>
    <style:style style:name="P8" style:family="paragraph" style:parent-style-name="Preformatted_20_Text">
      <style:text-properties fo:color="#dc2300"/>
    </style:style>
    <style:style style:name="P9" style:family="paragraph" style:parent-style-name="Preformatted_20_Text">
      <style:text-properties style:use-window-font-color="true"/>
    </style:style>
    <style:style style:name="P10" style:family="paragraph" style:parent-style-name="Heading_20_3">
      <style:text-properties fo:color="#dc2300"/>
    </style:style>
    <style:style style:name="P11" style:family="paragraph" style:parent-style-name="Heading_20_3">
      <style:text-properties style:use-window-font-color="true"/>
    </style:style>
    <style:style style:name="P12" style:family="paragraph" style:parent-style-name="Heading_20_1">
      <style:text-properties fo:color="#dc2300"/>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
      <style:paragraph-properties fo:margin-top="0in" fo:margin-bottom="0in"/>
    </style:style>
    <style:style style:name="P24" style:family="paragraph" style:parent-style-name="Text_20_body" style:list-style-name="L2">
      <style:paragraph-properties fo:margin-top="0in" fo:margin-bottom="0in"/>
      <style:text-properties fo:color="#dc2300"/>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P27" style:family="paragraph" style:parent-style-name="Text_20_body" style:list-style-name="L4">
      <style:paragraph-properties fo:margin-top="0in" fo:margin-bottom="0in"/>
    </style:style>
    <style:style style:name="P28" style:family="paragraph" style:parent-style-name="Text_20_body" style:list-style-name="L6">
      <style:paragraph-properties fo:margin-top="0in" fo:margin-bottom="0in"/>
    </style:style>
    <style:style style:name="P29" style:family="paragraph" style:parent-style-name="Text_20_body" style:list-style-name="L7">
      <style:paragraph-properties fo:margin-top="0in" fo:margin-bottom="0in"/>
    </style:style>
    <style:style style:name="P30" style:family="paragraph" style:parent-style-name="Text_20_body" style:list-style-name="L8">
      <style:paragraph-properties fo:margin-top="0in" fo:margin-bottom="0in"/>
    </style:style>
    <style:style style:name="P31" style:family="paragraph" style:parent-style-name="Text_20_body" style:list-style-name="L9">
      <style:paragraph-properties fo:margin-top="0in" fo:margin-bottom="0in"/>
    </style:style>
    <style:style style:name="P32" style:family="paragraph" style:parent-style-name="Text_20_body" style:list-style-name="L10">
      <style:paragraph-properties fo:margin-top="0in" fo:margin-bottom="0in"/>
    </style:style>
    <style:style style:name="P33" style:family="paragraph" style:parent-style-name="Heading_20_4" style:list-style-name="L6"/>
    <style:style style:name="P34" style:family="paragraph" style:parent-style-name="Heading_20_4" style:list-style-name="L7"/>
    <style:style style:name="P35" style:family="paragraph" style:parent-style-name="Heading_20_4" style:list-style-name="L8"/>
    <style:style style:name="P36" style:family="paragraph" style:parent-style-name="Heading_20_4" style:list-style-name="L9"/>
    <style:style style:name="T1" style:family="text">
      <style:text-properties fo:color="#dc2300"/>
    </style:style>
    <style:style style:name="T2" style:family="text">
      <style:text-properties style:use-window-font-color="true"/>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draw:visible-area-width="0.4909in" draw:visible-area-height="0.4909in"/>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clippy-flash-bug" text:anchor-type="page" text:anchor-page-number="1" svg:x="-104.1563in" svg:y="-104.1563in" svg:width="0.1457in" draw:z-index="1">
        <draw:text-box fo:min-height="0.1457in">
          <text:p text:style-name="Text_20_body"><draw:frame draw:name="global-clippy-object-tag" text:anchor-type="as-char" svg:width="0.4909in" style:rel-width="100%" svg:height="0.4909in" style:rel-height="100%" draw:z-index="2"><draw:plugin xlink:href="https://github.com/flash/clippy.swf" xlink:type="simple" xlink:show="embed" xlink:actuate="onLoad"><draw:param draw:name="scale" draw:value="exactfit"/><draw:param draw:name="flashvars" draw:value="id=global-clippy-instance"/><draw:param draw:name="allowscriptaccess" draw:value="always"/></draw:plugin></draw:frame> </text:p>
        </draw:text-box>
      </draw:frame>
      <text:p text:style-name="Standard"/>
      <text:section text:style-name="Sect1" text:name="wrapper">
        <text:section text:style-name="Sect1" text:name="repo_details">
          <text:section text:style-name="Sect1" text:name="repository_description">
            <text:p text:style-name="Text_20_body">Jade - robust, elegant, feature rich template engine for nodejs <text:bookmark text:name="read_more"/>— <text:a xlink:type="simple" xlink:href="https://github.com/visionmedia/jade#readme">Read more</text:a> </text:p>
          </text:section>
          <text:section text:style-name="Sect1" text:name="repository_homepage">
            <text:p text:style-name="Text_20_body"><text:a xlink:type="simple" xlink:href="http://jade-lang.com/">http://jade-lang.com</text:a> </text:p>
          </text:section>
        </text:section>
        <text:section text:style-name="Sect1" text:name="js-repo-pjax-container">
          <text:p text:style-name="Text_20_body">Latest commit to the <text:span text:style-name="Strong_20_Emphasis">master</text:span> branch</text:p>
          <text:p text:style-name="Text_20_body"><text:a xlink:type="simple" xlink:href="https://github.com/visionmedia/jade/commit/4ea11195759d8e36d167c9d6087b565f97b9299f">Release 0.27.0</text:a> </text:p>
          <text:p text:style-name="P6"><text:a xlink:type="simple" xlink:href="https://github.com/visionmedia/jade/commit/4ea11195759d8e36d167c9d6087b565f97b9299f">commit 4ea1119575</text:a> </text:p>
          <text:p text:style-name="P6"><draw:frame draw:style-name="fr2" draw:name="graphics3" text:anchor-type="as-char" svg:width="0.2083in" svg:height="0.2083in" draw:z-index="0"><draw:image xlink:href="https://secure.gravatar.com/avatar/f1e3ab214a976a39cfd713bc93deb10f?s=140&amp;d=https://a248.e.akamai.net/assets.github.com%2Fimages%2Fgravatars%2Fgravatar-140.png" xlink:type="simple" xlink:show="embed" xlink:actuate="onLoad"/></draw:frame> <text:a xlink:type="simple" xlink:href="https://github.com/visionmedia">visionmedia</text:a> authored </text:p>
          <text:section text:style-name="Sect1" text:name="slider">
            <text:section text:style-name="Sect1" text:name="readme">
              <text:h text:style-name="P12" text:outline-level="1">Jade - template engine</text:h>
              <text:p text:style-name="Text_20_body"><text:span text:style-name="T1">Jade is a high performance template engine heavily influenced by </text:span><text:a xlink:type="simple" xlink:href="http://haml-lang.com/">Haml</text:a><text:span text:style-name="T1"> and implemented with JavaScript for </text:span><text:a xlink:type="simple" xlink:href="http://nodejs.org/">node</text:a><text:span text:style-name="T1">. For discussion join the </text:span><text:a xlink:type="simple" xlink:href="http://groups.google.com/group/jadejs">Google Group</text:a><text:span text:style-name="T1">.</text:span></text:p>
              <text:h text:style-name="P7" text:outline-level="2">Test drive</text:h>
              <text:p text:style-name="Text_20_body"><text:span text:style-name="T1">You can test drive Jade online </text:span><text:a xlink:type="simple" xlink:href="http://naltatis.github.com/jade-syntax-docs">here</text:a><text:span text:style-name="T1">.</text:span></text:p>
              <text:h text:style-name="P7" text:outline-level="2">README Contents</text:h>
              <text:list xml:id="list236861150" text:style-name="L1">
                <text:list-item>
                  <text:p text:style-name="P23"><text:a xlink:type="simple" xlink:href="https://github.com/visionmedia/jade#a1">Features</text:a><text:span text:style-name="T1"> </text:span></text:p>
                </text:list-item>
                <text:list-item>
                  <text:p text:style-name="P23"><text:a xlink:type="simple" xlink:href="https://github.com/visionmedia/jade#a2">Implementations</text:a><text:span text:style-name="T1"> </text:span></text:p>
                </text:list-item>
                <text:list-item>
                  <text:p text:style-name="P23"><text:a xlink:type="simple" xlink:href="https://github.com/visionmedia/jade#a3">Installation</text:a><text:span text:style-name="T1"> </text:span></text:p>
                </text:list-item>
                <text:list-item>
                  <text:p text:style-name="P23"><text:a xlink:type="simple" xlink:href="https://github.com/visionmedia/jade#a4">Browser Support</text:a><text:span text:style-name="T1"> </text:span></text:p>
                </text:list-item>
                <text:list-item>
                  <text:p text:style-name="P23"><text:a xlink:type="simple" xlink:href="https://github.com/visionmedia/jade#a5">Public API</text:a><text:span text:style-name="T1"> </text:span></text:p>
                </text:list-item>
                <text:list-item>
                  <text:p text:style-name="P23"><text:a xlink:type="simple" xlink:href="https://github.com/visionmedia/jade#a6">Syntax</text:a><text:span text:style-name="T1"> </text:span></text:p>
                  <text:list>
                    <text:list-item>
                      <text:p text:style-name="P23"><text:a xlink:type="simple" xlink:href="https://github.com/visionmedia/jade#a6-1">Line Endings</text:a><text:span text:style-name="T1"> </text:span></text:p>
                    </text:list-item>
                    <text:list-item>
                      <text:p text:style-name="P23"><text:a xlink:type="simple" xlink:href="https://github.com/visionmedia/jade#a6-2">Tags</text:a><text:span text:style-name="T1"> </text:span></text:p>
                    </text:list-item>
                    <text:list-item>
                      <text:p text:style-name="P23"><text:a xlink:type="simple" xlink:href="https://github.com/visionmedia/jade#a6-3">Tag Text</text:a><text:span text:style-name="T1"> </text:span></text:p>
                    </text:list-item>
                    <text:list-item>
                      <text:p text:style-name="P23"><text:a xlink:type="simple" xlink:href="https://github.com/visionmedia/jade#a6-4">Comments</text:a><text:span text:style-name="T1"> </text:span></text:p>
                    </text:list-item>
                    <text:list-item>
                      <text:p text:style-name="P23"><text:a xlink:type="simple" xlink:href="https://github.com/visionmedia/jade#a6-5">Block Comments</text:a><text:span text:style-name="T1"> </text:span></text:p>
                    </text:list-item>
                    <text:list-item>
                      <text:p text:style-name="P23"><text:a xlink:type="simple" xlink:href="https://github.com/visionmedia/jade#a6-6">Nesting</text:a><text:span text:style-name="T1"> </text:span></text:p>
                    </text:list-item>
                    <text:list-item>
                      <text:p text:style-name="P23"><text:a xlink:type="simple" xlink:href="https://github.com/visionmedia/jade#a6-7">Block Expansion</text:a><text:span text:style-name="T1"> </text:span></text:p>
                    </text:list-item>
                    <text:list-item>
                      <text:p text:style-name="P23"><text:a xlink:type="simple" xlink:href="https://github.com/visionmedia/jade#a6-8">Case</text:a><text:span text:style-name="T1"> </text:span></text:p>
                    </text:list-item>
                    <text:list-item>
                      <text:p text:style-name="P23"><text:a xlink:type="simple" xlink:href="https://github.com/visionmedia/jade#a6-9">Attributes</text:a><text:span text:style-name="T1"> </text:span></text:p>
                    </text:list-item>
                    <text:list-item>
                      <text:p text:style-name="P23"><text:a xlink:type="simple" xlink:href="https://github.com/visionmedia/jade#a6-10">HTML</text:a><text:span text:style-name="T1"> </text:span></text:p>
                    </text:list-item>
                    <text:list-item>
                      <text:p text:style-name="P23"><text:a xlink:type="simple" xlink:href="https://github.com/visionmedia/jade#a6-11">Doctypes</text:a><text:span text:style-name="T1"> </text:span></text:p>
                    </text:list-item>
                  </text:list>
                </text:list-item>
                <text:list-item>
                  <text:p text:style-name="P23"><text:a xlink:type="simple" xlink:href="https://github.com/visionmedia/jade#a7">Filters</text:a><text:span text:style-name="T1"> </text:span></text:p>
                </text:list-item>
                <text:list-item>
                  <text:p text:style-name="P23"><text:a xlink:type="simple" xlink:href="https://github.com/visionmedia/jade#a8">Code</text:a><text:span text:style-name="T1"> </text:span></text:p>
                </text:list-item>
                <text:list-item>
                  <text:p text:style-name="P23"><text:a xlink:type="simple" xlink:href="https://github.com/visionmedia/jade#a9">Iteration</text:a><text:span text:style-name="T1"> </text:span></text:p>
                </text:list-item>
                <text:list-item>
                  <text:p text:style-name="P23"><text:a xlink:type="simple" xlink:href="https://github.com/visionmedia/jade#a10">Conditionals</text:a><text:span text:style-name="T1"> </text:span></text:p>
                </text:list-item>
                <text:list-item>
                  <text:p text:style-name="P23"><text:a xlink:type="simple" xlink:href="https://github.com/visionmedia/jade#a11">Template inheritance</text:a><text:span text:style-name="T1"> </text:span></text:p>
                </text:list-item>
                <text:list-item>
                  <text:p text:style-name="P23"><text:a xlink:type="simple" xlink:href="https://github.com/visionmedia/jade#a12">Block append / prepend</text:a><text:span text:style-name="T1"> </text:span></text:p>
                </text:list-item>
                <text:list-item>
                  <text:p text:style-name="P23"><text:a xlink:type="simple" xlink:href="https://github.com/visionmedia/jade#a13">Includes</text:a><text:span text:style-name="T1"> </text:span></text:p>
                </text:list-item>
                <text:list-item>
                  <text:p text:style-name="P23"><text:a xlink:type="simple" xlink:href="https://github.com/visionmedia/jade#a14">Mixins</text:a><text:span text:style-name="T1"> </text:span></text:p>
                </text:list-item>
                <text:list-item>
                  <text:p text:style-name="P23"><text:soft-page-break/><text:a xlink:type="simple" xlink:href="https://github.com/visionmedia/jade#a15">Generated Output</text:a><text:span text:style-name="T1"> </text:span></text:p>
                </text:list-item>
                <text:list-item>
                  <text:p text:style-name="P23"><text:a xlink:type="simple" xlink:href="https://github.com/visionmedia/jade#a16">Example Makefile</text:a><text:span text:style-name="T1"> </text:span></text:p>
                </text:list-item>
                <text:list-item>
                  <text:p text:style-name="P23"><text:a xlink:type="simple" xlink:href="https://github.com/visionmedia/jade#a17">jade(1)</text:a><text:span text:style-name="T1"> </text:span></text:p>
                </text:list-item>
                <text:list-item>
                  <text:p text:style-name="P13"><text:a xlink:type="simple" xlink:href="https://github.com/visionmedia/jade#a18">License</text:a><text:span text:style-name="T1"> </text:span></text:p>
                </text:list-item>
              </text:list>
              <text:h text:style-name="P7" text:outline-level="2"><text:bookmark text:name="a1"/>Features</text:h>
              <text:list xml:id="list2061798805" text:style-name="L2">
                <text:list-item>
                  <text:p text:style-name="P24">client-side support </text:p>
                </text:list-item>
                <text:list-item>
                  <text:p text:style-name="P24">great readability </text:p>
                </text:list-item>
                <text:list-item>
                  <text:p text:style-name="P24">flexible indentation </text:p>
                </text:list-item>
                <text:list-item>
                  <text:p text:style-name="P24">block-expansion </text:p>
                </text:list-item>
                <text:list-item>
                  <text:p text:style-name="P24">mixins </text:p>
                </text:list-item>
                <text:list-item>
                  <text:p text:style-name="P24">static includes </text:p>
                </text:list-item>
                <text:list-item>
                  <text:p text:style-name="P24">attribute interpolation </text:p>
                </text:list-item>
                <text:list-item>
                  <text:p text:style-name="P24">code is escaped by default for security </text:p>
                </text:list-item>
                <text:list-item>
                  <text:p text:style-name="P24">contextual error reporting at compile &amp; run time </text:p>
                </text:list-item>
                <text:list-item>
                  <text:p text:style-name="P24">executable for compiling jade templates via the command line </text:p>
                </text:list-item>
                <text:list-item>
                  <text:p text:style-name="P24">html 5 mode (the default doctype) </text:p>
                </text:list-item>
                <text:list-item>
                  <text:p text:style-name="P24">optional memory caching </text:p>
                </text:list-item>
                <text:list-item>
                  <text:p text:style-name="P24">combine dynamic and static tag classes </text:p>
                </text:list-item>
                <text:list-item>
                  <text:p text:style-name="P25"><text:span text:style-name="T1">parse tree manipulation via </text:span><text:span text:style-name="Emphasis"><text:span text:style-name="T1">filters</text:span></text:span><text:span text:style-name="T1"> </text:span></text:p>
                </text:list-item>
                <text:list-item>
                  <text:p text:style-name="P24">template inheritance </text:p>
                </text:list-item>
                <text:list-item>
                  <text:p text:style-name="P24">block append / prepend </text:p>
                </text:list-item>
                <text:list-item>
                  <text:p text:style-name="P25"><text:span text:style-name="T1">supports </text:span><text:a xlink:type="simple" xlink:href="http://expressjs.com/">Express JS</text:a><text:span text:style-name="T1"> out of the box </text:span></text:p>
                </text:list-item>
                <text:list-item>
                  <text:p text:style-name="P25"><text:span text:style-name="T1">transparent iteration over objects, arrays, and even non-enumerables via </text:span><text:span text:style-name="Source_20_Text"><text:span text:style-name="T1">each</text:span></text:span><text:span text:style-name="T1"> </text:span></text:p>
                </text:list-item>
                <text:list-item>
                  <text:p text:style-name="P24">block comments </text:p>
                </text:list-item>
                <text:list-item>
                  <text:p text:style-name="P24">no tag prefix </text:p>
                </text:list-item>
                <text:list-item>
                  <text:p text:style-name="P24">AST filters </text:p>
                </text:list-item>
                <text:list-item>
                  <text:p text:style-name="P24">filters </text:p>
                  <text:list>
                    <text:list-item>
                      <text:p text:style-name="P25"><text:span text:style-name="T1">:stylus must have </text:span><text:a xlink:type="simple" xlink:href="http://github.com/LearnBoost/stylus">stylus</text:a><text:span text:style-name="T1"> installed </text:span></text:p>
                    </text:list-item>
                    <text:list-item>
                      <text:p text:style-name="P25"><text:span text:style-name="T1">:less must have </text:span><text:a xlink:type="simple" xlink:href="http://github.com/cloudhead/less.js">less.js</text:a><text:span text:style-name="T1"> installed </text:span></text:p>
                    </text:list-item>
                    <text:list-item>
                      <text:p text:style-name="P25"><text:span text:style-name="T1">:markdown must have </text:span><text:a xlink:type="simple" xlink:href="http://github.com/evilstreak/markdown-js">markdown-js</text:a><text:span text:style-name="T1"> installed or </text:span><text:a xlink:type="simple" xlink:href="http://github.com/visionmedia/node-discount">node-discount</text:a><text:span text:style-name="T1"> </text:span></text:p>
                    </text:list-item>
                    <text:list-item>
                      <text:p text:style-name="P24">:cdata </text:p>
                    </text:list-item>
                    <text:list-item>
                      <text:p text:style-name="P25"><text:span text:style-name="T1">:coffeescript must have </text:span><text:a xlink:type="simple" xlink:href="http://jashkenas.github.com/coffee-script/">coffee-script</text:a><text:span text:style-name="T1"> installed </text:span></text:p>
                    </text:list-item>
                  </text:list>
                </text:list-item>
                <text:list-item>
                  <text:p text:style-name="P25"><text:a xlink:type="simple" xlink:href="https://github.com/brianc/jade-mode">Emacs Mode</text:a><text:span text:style-name="T1"> </text:span></text:p>
                </text:list-item>
                <text:list-item>
                  <text:p text:style-name="P25"><text:a xlink:type="simple" xlink:href="https://github.com/digitaltoad/vim-jade">Vim Syntax</text:a><text:span text:style-name="T1"> </text:span></text:p>
                </text:list-item>
                <text:list-item>
                  <text:p text:style-name="P25"><text:a xlink:type="simple" xlink:href="http://github.com/miksago/jade-tmbundle">TextMate Bundle</text:a><text:span text:style-name="T1"> </text:span></text:p>
                </text:list-item>
                <text:list-item>
                  <text:p text:style-name="P25"><text:a xlink:type="simple" xlink:href="https://github.com/aaronmccall/jade.mode">Coda/SubEtha syntax Mode</text:a><text:span text:style-name="T1"> </text:span></text:p>
                </text:list-item>
                <text:list-item>
                  <text:p text:style-name="P25"><text:a xlink:type="simple" xlink:href="http://tjholowaychuk.com/post/1004255394/jade-screencast-template-engine-for-nodejs">Screencasts</text:a><text:span text:style-name="T1"> </text:span></text:p>
                </text:list-item>
                <text:list-item>
                  <text:p text:style-name="P14"><text:a xlink:type="simple" xlink:href="https://github.com/donpark/html2jade">html2jade</text:a><text:span text:style-name="T1"> converter </text:span></text:p>
                </text:list-item>
              </text:list>
              <text:h text:style-name="P7" text:outline-level="2"><text:bookmark text:name="a2"/>Implementations</text:h>
              <text:list xml:id="list1306285860" text:style-name="L3">
                <text:list-item>
                  <text:p text:style-name="P26"><text:a xlink:type="simple" xlink:href="http://github.com/everzet/jade.php">php</text:a><text:span text:style-name="T1"> </text:span></text:p>
                </text:list-item>
                <text:list-item>
                  <text:p text:style-name="P26"><text:a xlink:type="simple" xlink:href="http://scalate.fusesource.org/versions/snapshot/documentation/scaml-reference.html">scala</text:a><text:span text:style-name="T1"> </text:span></text:p>
                </text:list-item>
                <text:list-item>
                  <text:p text:style-name="P26"><text:soft-page-break/><text:a xlink:type="simple" xlink:href="http://github.com/stonean/slim">ruby</text:a><text:span text:style-name="T1"> </text:span></text:p>
                </text:list-item>
                <text:list-item>
                  <text:p text:style-name="P26"><text:a xlink:type="simple" xlink:href="https://github.com/SyrusAkbary/pyjade">python</text:a><text:span text:style-name="T1"> </text:span></text:p>
                </text:list-item>
                <text:list-item>
                  <text:p text:style-name="P15"><text:a xlink:type="simple" xlink:href="https://github.com/neuland/jade4j">java</text:a><text:span text:style-name="T1"> </text:span></text:p>
                </text:list-item>
              </text:list>
              <text:h text:style-name="P7" text:outline-level="2"><text:bookmark text:name="a5"/>Public API</text:h>
              <text:p text:style-name="P8">var jade = require('jade');</text:p>
              <text:p text:style-name="P8"/>
              <text:p text:style-name="P8">// Compile a function</text:p>
              <text:p text:style-name="P8">var fn = jade.compile('string of jade', options);</text:p>
              <text:p text:style-name="P2">fn(locals);</text:p>
              <text:h text:style-name="P10" text:outline-level="3">Options</text:h>
              <text:list xml:id="list314790145" text:style-name="L4">
                <text:list-item>
                  <text:p text:style-name="P27"><text:span text:style-name="Source_20_Text"><text:span text:style-name="T1">self</text:span></text:span><text:span text:style-name="T1"> Use a </text:span><text:span text:style-name="Source_20_Text"><text:span text:style-name="T1">self</text:span></text:span><text:span text:style-name="T1"> namespace to hold the locals. </text:span><text:span text:style-name="Emphasis"><text:span text:style-name="T1">false by default</text:span></text:span><text:span text:style-name="T1"> </text:span></text:p>
                </text:list-item>
                <text:list-item>
                  <text:p text:style-name="P27"><text:span text:style-name="Source_20_Text"><text:span text:style-name="T1">locals</text:span></text:span><text:span text:style-name="T1"> Local variable object </text:span></text:p>
                </text:list-item>
                <text:list-item>
                  <text:p text:style-name="P27"><text:span text:style-name="Source_20_Text"><text:span text:style-name="T1">filename</text:span></text:span><text:span text:style-name="T1"> Used in exceptions, and required when using includes </text:span></text:p>
                </text:list-item>
                <text:list-item>
                  <text:p text:style-name="P27"><text:span text:style-name="Source_20_Text"><text:span text:style-name="T1">debug</text:span></text:span><text:span text:style-name="T1"> Outputs tokens and function body generated </text:span></text:p>
                </text:list-item>
                <text:list-item>
                  <text:p text:style-name="P27"><text:span text:style-name="Source_20_Text"><text:span text:style-name="T1">compiler</text:span></text:span><text:span text:style-name="T1"> Compiler to replace jade's default </text:span></text:p>
                </text:list-item>
                <text:list-item>
                  <text:p text:style-name="P16"><text:span text:style-name="Source_20_Text"><text:span text:style-name="T1">compileDebug</text:span></text:span><text:span text:style-name="T1"> When </text:span><text:span text:style-name="Source_20_Text"><text:span text:style-name="T1">false</text:span></text:span><text:span text:style-name="T1"> no debug instrumentation is compiled </text:span></text:p>
                </text:list-item>
              </text:list>
              <text:h text:style-name="P7" text:outline-level="2"><text:bookmark text:name="a6"/>Syntax</text:h>
              <text:h text:style-name="P10" text:outline-level="3"><text:bookmark text:name="a6-1"/>Line Endings</text:h>
              <text:p text:style-name="Text_20_body"><text:span text:style-name="Strong_20_Emphasis"><text:span text:style-name="T1">CRLF</text:span></text:span><text:span text:style-name="T1"> and </text:span><text:span text:style-name="Strong_20_Emphasis"><text:span text:style-name="T1">CR</text:span></text:span><text:span text:style-name="T1"> are converted to </text:span><text:span text:style-name="Strong_20_Emphasis"><text:span text:style-name="T1">LF</text:span></text:span><text:span text:style-name="T1"> before parsing.</text:span></text:p>
              <text:h text:style-name="P11" text:outline-level="3"><text:bookmark text:name="a6-2"/>Tags</text:h>
              <text:p text:style-name="P5">A tag is simply a leading word:</text:p>
              <text:p text:style-name="P3">html</text:p>
              <text:p text:style-name="Text_20_body"><text:span text:style-name="T2">for example is converted to </text:span><text:span text:style-name="Source_20_Text"><text:span text:style-name="T2">&lt;html&gt;&lt;/html&gt;</text:span></text:span></text:p>
              <text:p text:style-name="P5">tags can also have ids:</text:p>
              <text:p text:style-name="P3">div#container</text:p>
              <text:p text:style-name="Text_20_body"><text:span text:style-name="T2">which would render </text:span><text:span text:style-name="Source_20_Text"><text:span text:style-name="T2">&lt;div id="container"&gt;&lt;/div&gt;</text:span></text:span></text:p>
              <text:p text:style-name="P5">how about some classes?</text:p>
              <text:p text:style-name="P3">div.user-details</text:p>
              <text:p text:style-name="Text_20_body"><text:span text:style-name="T2">renders </text:span><text:span text:style-name="Source_20_Text"><text:span text:style-name="T2">&lt;div class="user-details"&gt;&lt;/div&gt;</text:span></text:span></text:p>
              <text:p text:style-name="Text_20_body"><text:span text:style-name="T2">multiple classes? </text:span><text:span text:style-name="Emphasis"><text:span text:style-name="T2">and</text:span></text:span><text:span text:style-name="T2"> an id? sure:</text:span></text:p>
              <text:p text:style-name="P3">div#foo.bar.baz</text:p>
              <text:p text:style-name="Text_20_body"><text:span text:style-name="T2">renders </text:span><text:span text:style-name="Source_20_Text"><text:span text:style-name="T2">&lt;div id="foo" class="bar baz"&gt;&lt;/div&gt;</text:span></text:span></text:p>
              <text:p text:style-name="P5"><text:soft-page-break/>div div div sure is annoying, how about:</text:p>
              <text:p text:style-name="P9">#foo</text:p>
              <text:p text:style-name="P3">.bar</text:p>
              <text:p text:style-name="P5">which is syntactic sugar for what we have already been doing, and outputs:</text:p>
              <text:p text:style-name="P3">&lt;div id="foo"&gt;&lt;/div&gt;&lt;div class="bar"&gt;&lt;/div&gt;</text:p>
              <text:h text:style-name="P11" text:outline-level="3"><text:bookmark text:name="a6-3"/>Tag Text</text:h>
              <text:p text:style-name="P5">Simply place some content after the tag:</text:p>
              <text:p text:style-name="P3">p wahoo!</text:p>
              <text:p text:style-name="Text_20_body"><text:span text:style-name="T2">renders </text:span><text:span text:style-name="Source_20_Text"><text:span text:style-name="T2">&lt;p&gt;wahoo!&lt;/p&gt;</text:span></text:span><text:span text:style-name="T2">.</text:span></text:p>
              <text:p text:style-name="P5">well cool, but how about large bodies of text:</text:p>
              <text:p text:style-name="P9">p</text:p>
              <text:p text:style-name="P9"><text:s text:c="2"/>| foo bar baz</text:p>
              <text:p text:style-name="P9"><text:s text:c="2"/>| rawr rawr</text:p>
              <text:p text:style-name="P9"><text:s text:c="2"/>| super cool</text:p>
              <text:p text:style-name="P3"><text:s text:c="2"/>| go jade go</text:p>
              <text:p text:style-name="Text_20_body"><text:span text:style-name="T2">renders </text:span><text:span text:style-name="Source_20_Text"><text:span text:style-name="T2">&lt;p&gt;foo bar baz rawr.....&lt;/p&gt;</text:span></text:span></text:p>
              <text:p text:style-name="Text_20_body"><text:span text:style-name="T2">interpolation? yup! both types of text can utilize interpolation, if we passed </text:span><text:span text:style-name="Source_20_Text"><text:span text:style-name="T2">{ name: 'tj', email: 'tj@vision-media.ca' }</text:span></text:span><text:span text:style-name="T2"> to the compiled function we can do the following:</text:span></text:p>
              <text:p text:style-name="P3">#user #{name} &amp;lt;#{email}&amp;gt;</text:p>
              <text:p text:style-name="Text_20_body"><text:span text:style-name="T2">outputs </text:span><text:span text:style-name="Source_20_Text"><text:span text:style-name="T2">&lt;div id="user"&gt;tj &amp;lt;tj@vision-media.ca&amp;gt;&lt;/div&gt;</text:span></text:span></text:p>
              <text:p text:style-name="Text_20_body"><text:span text:style-name="T2">Actually want </text:span><text:span text:style-name="Source_20_Text"><text:span text:style-name="T2">#{}</text:span></text:span><text:span text:style-name="T2"> for some reason? escape it!</text:span></text:p>
              <text:p text:style-name="P3">p \#{something}</text:p>
              <text:p text:style-name="Text_20_body"><text:span text:style-name="T2">now we have </text:span><text:span text:style-name="Source_20_Text"><text:span text:style-name="T2">&lt;p&gt;#{something}&lt;/p&gt;</text:span></text:span></text:p>
              <text:p text:style-name="Text_20_body"><text:span text:style-name="T2">We can also utilize the unescaped variant </text:span><text:span text:style-name="Source_20_Text"><text:span text:style-name="T2">!{html}</text:span></text:span><text:span text:style-name="T2">, so the following will result in a literal script tag:</text:span></text:p>
              <text:p text:style-name="P9">- var html = "&lt;script&gt;&lt;/script&gt;"</text:p>
              <text:p text:style-name="P3">| !{html}</text:p>
              <text:p text:style-name="P5">Nested tags that also contain text can optionally use a text block:</text:p>
              <text:p text:style-name="P9">label</text:p>
              <text:p text:style-name="P9"><text:s text:c="2"/>| Username:</text:p>
              <text:p text:style-name="P3"><text:s text:c="2"/>input(name='user[name]')</text:p>
              <text:p text:style-name="P5">or immediate tag text:</text:p>
              <text:p text:style-name="P9">label Username:</text:p>
              <text:p text:style-name="P3"><text:s text:c="2"/>input(name='user[name]')</text:p>
              <text:p text:style-name="Text_20_body"><text:span text:style-name="T2">Tags that accept </text:span><text:span text:style-name="Emphasis"><text:span text:style-name="T2">only</text:span></text:span><text:span text:style-name="T2"> text such as </text:span><text:span text:style-name="Source_20_Text"><text:span text:style-name="T2">script</text:span></text:span><text:span text:style-name="T2"> and </text:span><text:span text:style-name="Source_20_Text"><text:span text:style-name="T2">style</text:span></text:span><text:span text:style-name="T2"> do not need the leading </text:span><text:span text:style-name="Source_20_Text"><text:span text:style-name="T2">|</text:span></text:span><text:span text:style-name="T2"> character, for example:</text:span></text:p>
              <text:p text:style-name="P9"><text:soft-page-break/>html</text:p>
              <text:p text:style-name="P9"><text:s text:c="2"/>head</text:p>
              <text:p text:style-name="P9"><text:s text:c="4"/>title Example</text:p>
              <text:p text:style-name="P9"><text:s text:c="4"/>script</text:p>
              <text:p text:style-name="P9"><text:s text:c="6"/>if (foo) {</text:p>
              <text:p text:style-name="P9"><text:s text:c="8"/>bar();</text:p>
              <text:p text:style-name="P9"><text:s text:c="6"/>} else {</text:p>
              <text:p text:style-name="P9"><text:s text:c="8"/>baz();</text:p>
              <text:p text:style-name="P3"><text:s text:c="6"/>}</text:p>
              <text:p text:style-name="Text_20_body"><text:span text:style-name="T2">Once again as an alternative, we may use a trailing </text:span><text:span text:style-name="Source_20_Text"><text:span text:style-name="T2">.</text:span></text:span><text:span text:style-name="T2"> to indicate a text block, for example:</text:span></text:p>
              <text:p text:style-name="P9">p.</text:p>
              <text:p text:style-name="P9"><text:s text:c="2"/>foo asdf</text:p>
              <text:p text:style-name="P9"><text:s text:c="2"/>asdf</text:p>
              <text:p text:style-name="P9"><text:s text:c="3"/>asdfasdfaf</text:p>
              <text:p text:style-name="P9"><text:s text:c="3"/>asdf</text:p>
              <text:p text:style-name="P3"><text:s text:c="2"/>asd.</text:p>
              <text:p text:style-name="P5">outputs:</text:p>
              <text:p text:style-name="P9">&lt;p&gt;foo asdf</text:p>
              <text:p text:style-name="P9">asdf</text:p>
              <text:p text:style-name="P9"><text:s text:c="2"/>asdfasdfaf</text:p>
              <text:p text:style-name="P9"><text:s text:c="2"/>asdf</text:p>
              <text:p text:style-name="P9">asd.</text:p>
              <text:p text:style-name="P3">&lt;/p&gt;</text:p>
              <text:p text:style-name="Text_20_body"><text:span text:style-name="T2">This however differs from a trailing </text:span><text:span text:style-name="Source_20_Text"><text:span text:style-name="T2">.</text:span></text:span><text:span text:style-name="T2"> followed by a space, which although is ignored by the Jade parser, tells Jade that this period is a literal:</text:span></text:p>
              <text:p text:style-name="P3">p .</text:p>
              <text:p text:style-name="P5">outputs:</text:p>
              <text:p text:style-name="P3">&lt;p&gt;.&lt;/p&gt;</text:p>
              <text:p text:style-name="P5">It should be noted that text blocks should be doubled escaped. For example if you desire the following output.</text:p>
              <text:p text:style-name="P3">&lt;p&gt;foo\bar&lt;/p&gt;</text:p>
              <text:p text:style-name="P5">use:</text:p>
              <text:p text:style-name="P9">p.</text:p>
              <text:p text:style-name="P3"><text:s text:c="2"/>foo\\bar</text:p>
              <text:h text:style-name="P11" text:outline-level="3"><text:bookmark text:name="a6-4"/>Comments</text:h>
              <text:p text:style-name="Text_20_body"><text:span text:style-name="T2">Single line comments currently look the same as JavaScript comments, aka </text:span><text:span text:style-name="Source_20_Text"><text:span text:style-name="T2">//</text:span></text:span><text:span text:style-name="T2"> and must be placed on their own line:</text:span></text:p>
              <text:p text:style-name="P9">// just some paragraphs</text:p>
              <text:p text:style-name="P9">p foo</text:p>
              <text:p text:style-name="P3">p bar</text:p>
              <text:p text:style-name="P5"><text:soft-page-break/>would output</text:p>
              <text:p text:style-name="P9">&lt;!-- just some paragraphs --&gt;</text:p>
              <text:p text:style-name="P9">&lt;p&gt;foo&lt;/p&gt;</text:p>
              <text:p text:style-name="P3">&lt;p&gt;bar&lt;/p&gt;</text:p>
              <text:p text:style-name="P5">Jade also supports unbuffered comments, by simply adding a hyphen:</text:p>
              <text:p text:style-name="P9">//- will not output within markup</text:p>
              <text:p text:style-name="P9">p foo</text:p>
              <text:p text:style-name="P3">p bar</text:p>
              <text:p text:style-name="P5">outputting</text:p>
              <text:p text:style-name="P9">&lt;p&gt;foo&lt;/p&gt;</text:p>
              <text:p text:style-name="P3">&lt;p&gt;bar&lt;/p&gt;</text:p>
              <text:h text:style-name="P11" text:outline-level="3"><text:bookmark text:name="a6-5"/>Block Comments</text:h>
              <text:p text:style-name="P5">A block comment is legal as well:</text:p>
              <text:p text:style-name="P9">body</text:p>
              <text:p text:style-name="P9"><text:s text:c="2"/>//</text:p>
              <text:p text:style-name="P9"><text:s text:c="4"/>#content</text:p>
              <text:p text:style-name="P3"><text:s text:c="6"/>h1 Example</text:p>
              <text:p text:style-name="P5">outputting</text:p>
              <text:p text:style-name="P9">&lt;body&gt;</text:p>
              <text:p text:style-name="P9"><text:s text:c="2"/>&lt;!--</text:p>
              <text:p text:style-name="P9"><text:s text:c="2"/>&lt;div id="content"&gt;</text:p>
              <text:p text:style-name="P9"><text:s text:c="4"/>&lt;h1&gt;Example&lt;/h1&gt;</text:p>
              <text:p text:style-name="P9"><text:s text:c="2"/>&lt;/div&gt;</text:p>
              <text:p text:style-name="P9"><text:s text:c="2"/>--&gt;</text:p>
              <text:p text:style-name="P3">&lt;/body&gt;</text:p>
              <text:p text:style-name="P5">Jade supports conditional-comments as well, for example:</text:p>
              <text:p text:style-name="P9">head</text:p>
              <text:p text:style-name="P9"><text:s text:c="2"/>//if lt IE 8</text:p>
              <text:p text:style-name="P3"><text:s text:c="4"/>script(src='/ie-sucks.js')</text:p>
              <text:p text:style-name="P5">outputs:</text:p>
              <text:p text:style-name="P9">&lt;body&gt;</text:p>
              <text:p text:style-name="P9"><text:s text:c="2"/>&lt;!--[if lt IE 8]&gt;</text:p>
              <text:p text:style-name="P9"><text:s text:c="4"/>&lt;script src="/ie-sucks.js"&gt;&lt;/script&gt;</text:p>
              <text:p text:style-name="P9"><text:s text:c="2"/>&lt;![endif]--&gt;</text:p>
              <text:p text:style-name="P3">&lt;/body&gt;</text:p>
              <text:h text:style-name="P11" text:outline-level="3"><text:bookmark text:name="a6-6"/>Nesting</text:h>
              <text:p text:style-name="P5">Jade supports nesting to define the tags in a natural way:</text:p>
              <text:p text:style-name="P9">ul</text:p>
              <text:p text:style-name="P9"><text:s text:c="2"/>li.first</text:p>
              <text:p text:style-name="P9"><text:s text:c="4"/>a(href='#') foo</text:p>
              <text:p text:style-name="P9"><text:soft-page-break/><text:s text:c="2"/>li</text:p>
              <text:p text:style-name="P9"><text:s text:c="4"/>a(href='#') bar</text:p>
              <text:p text:style-name="P9"><text:s text:c="2"/>li.last</text:p>
              <text:p text:style-name="P3"><text:s text:c="4"/>a(href='#') baz</text:p>
              <text:h text:style-name="P11" text:outline-level="3"><text:bookmark text:name="a6-7"/>Block Expansion</text:h>
              <text:p text:style-name="P5">Block expansion allows you to create terse single-line nested tags, the following example is equivalent to the nesting example above.</text:p>
              <text:p text:style-name="P9">ul</text:p>
              <text:p text:style-name="P9"><text:s text:c="2"/>li.first: a(href='#') foo</text:p>
              <text:p text:style-name="P9"><text:s text:c="2"/>li: a(href='#') bar</text:p>
              <text:p text:style-name="P3"><text:s text:c="2"/>li.last: a(href='#') baz</text:p>
              <text:h text:style-name="P10" text:outline-level="3"><text:bookmark text:name="a6-8"/>Case</text:h>
              <text:p text:style-name="P4">The case statement takes the following form:</text:p>
              <text:p text:style-name="P8">html</text:p>
              <text:p text:style-name="P8"><text:s text:c="2"/>body</text:p>
              <text:p text:style-name="P8"><text:s text:c="4"/>friends = 10</text:p>
              <text:p text:style-name="P8"><text:s text:c="4"/>case friends</text:p>
              <text:p text:style-name="P8"><text:s text:c="6"/>when 0</text:p>
              <text:p text:style-name="P8"><text:s text:c="8"/>p you have no friends</text:p>
              <text:p text:style-name="P8"><text:s text:c="6"/>when 1</text:p>
              <text:p text:style-name="P8"><text:s text:c="8"/>p you have a friend</text:p>
              <text:p text:style-name="P8"><text:s text:c="6"/>default</text:p>
              <text:p text:style-name="P2"><text:s text:c="8"/>p you have #{friends} friends</text:p>
              <text:p text:style-name="P4">Block expansion may also be used:</text:p>
              <text:p text:style-name="P8">friends = 5</text:p>
              <text:p text:style-name="P8"/>
              <text:p text:style-name="P8">html</text:p>
              <text:p text:style-name="P8"><text:s text:c="2"/>body</text:p>
              <text:p text:style-name="P8"><text:s text:c="4"/>case friends</text:p>
              <text:p text:style-name="P8"><text:s text:c="6"/>when 0: p you have no friends</text:p>
              <text:p text:style-name="P8"><text:s text:c="6"/>when 1: p you have a friend</text:p>
              <text:p text:style-name="P2"><text:s text:c="6"/>default: p you have #{friends} friends</text:p>
              <text:h text:style-name="P10" text:outline-level="3"><text:bookmark text:name="a6-9"/>Attributes</text:h>
              <text:p text:style-name="Text_20_body"><text:span text:style-name="T2">Jade currently supports </text:span><text:span text:style-name="Source_20_Text"><text:span text:style-name="T2">(</text:span></text:span><text:span text:style-name="T2"> and </text:span><text:span text:style-name="Source_20_Text"><text:span text:style-name="T2">)</text:span></text:span><text:span text:style-name="T2"> as attribute delimiters.</text:span></text:p>
              <text:p text:style-name="P3">a(href='/login', title='View login page') Login</text:p>
              <text:p text:style-name="Text_20_body"><text:span text:style-name="T1">When a value is </text:span><text:span text:style-name="Source_20_Text"><text:span text:style-name="T1">undefined</text:span></text:span><text:span text:style-name="T1"> or </text:span><text:span text:style-name="Source_20_Text"><text:span text:style-name="T1">null</text:span></text:span><text:span text:style-name="T1"> the attribute is </text:span><text:span text:style-name="Emphasis"><text:span text:style-name="T1">not</text:span></text:span><text:span text:style-name="T1"> added, so this is fine, it will not compile </text:span><text:span text:style-name="Source_20_Text"><text:span text:style-name="T1">something="null"</text:span></text:span><text:span text:style-name="T1">.</text:span></text:p>
              <text:p text:style-name="P2">div(something=null)</text:p>
              <text:p text:style-name="P4">Boolean attributes are also supported:</text:p>
              <text:p text:style-name="P2">input(type="checkbox", checked)</text:p>
              <text:p text:style-name="Text_20_body"><text:soft-page-break/><text:span text:style-name="T1">Boolean attributes with code will only output the attribute when </text:span><text:span text:style-name="Source_20_Text"><text:span text:style-name="T1">true</text:span></text:span><text:span text:style-name="T1">:</text:span></text:p>
              <text:p text:style-name="P2">input(type="checkbox", checked=someValue)</text:p>
              <text:p text:style-name="P4">Multiple lines work too:</text:p>
              <text:p text:style-name="P8">input(type='checkbox',</text:p>
              <text:p text:style-name="P8"><text:s text:c="2"/>name='agreement',</text:p>
              <text:p text:style-name="P2"><text:s text:c="2"/>checked)</text:p>
              <text:p text:style-name="P4">Multiple lines without the comma work fine:</text:p>
              <text:p text:style-name="P8">input(type='checkbox'</text:p>
              <text:p text:style-name="P8"><text:s text:c="2"/>name='agreement'</text:p>
              <text:p text:style-name="P2"><text:s text:c="2"/>checked)</text:p>
              <text:p text:style-name="P4">Funky whitespace? fine:</text:p>
              <text:p text:style-name="P8">input(</text:p>
              <text:p text:style-name="P8"><text:s text:c="2"/>type='checkbox'</text:p>
              <text:p text:style-name="P8"><text:s text:c="2"/>name='agreement'</text:p>
              <text:p text:style-name="P2"><text:s text:c="2"/>checked)</text:p>
              <text:p text:style-name="P5">Colons work:</text:p>
              <text:p text:style-name="P3">rss(xmlns:atom="atom")</text:p>
              <text:p text:style-name="Text_20_body"><text:span text:style-name="T1">Suppose we have the </text:span><text:span text:style-name="Source_20_Text"><text:span text:style-name="T1">user</text:span></text:span><text:span text:style-name="T1"> local </text:span><text:span text:style-name="Source_20_Text"><text:span text:style-name="T1">{ id: 12, name: 'tobi' }</text:span></text:span><text:span text:style-name="T1"> and we wish to create an anchor tag with </text:span><text:span text:style-name="Source_20_Text"><text:span text:style-name="T1">href</text:span></text:span><text:span text:style-name="T1"> pointing to "/user/12" we could use regular javascript concatenation:</text:span></text:p>
              <text:p text:style-name="P2">a(href='/user/' + user.id)= user.name</text:p>
              <text:p text:style-name="P5">or we could use jade's interpolation, which I added because everyone using Ruby or CoffeeScript seems to think this is legal js..:</text:p>
              <text:p text:style-name="P3">a(href='/user/#{user.id}')= user.name</text:p>
              <text:p text:style-name="Text_20_body"><text:span text:style-name="T1">The </text:span><text:span text:style-name="Source_20_Text"><text:span text:style-name="T1">class</text:span></text:span><text:span text:style-name="T1"> attribute is special-cased when an array is given, allowing you to pass an array such as </text:span><text:span text:style-name="Source_20_Text"><text:span text:style-name="T1">bodyClasses = ['user', 'authenticated']</text:span></text:span><text:span text:style-name="T1"> directly:</text:span></text:p>
              <text:p text:style-name="P2">body(class=bodyClasses)</text:p>
              <text:h text:style-name="P11" text:outline-level="3"><text:bookmark text:name="a6-10"/>HTML</text:h>
              <text:p text:style-name="P5">Inline html is fine, we can use the pipe syntax to write arbitrary text, in this case some html:</text:p>
              <text:p text:style-name="P9">html</text:p>
              <text:p text:style-name="P9"><text:s text:c="2"/>body</text:p>
              <text:p text:style-name="P9"><text:s text:c="4"/>| &lt;h1&gt;Title&lt;/h1&gt;</text:p>
              <text:p text:style-name="P3"><text:s text:c="4"/>| &lt;p&gt;foo bar baz&lt;/p&gt;</text:p>
              <text:p text:style-name="Text_20_body"><text:span text:style-name="T2">Or we can use the trailing </text:span><text:span text:style-name="Source_20_Text"><text:span text:style-name="T2">.</text:span></text:span><text:span text:style-name="T2"> to indicate to Jade that we only want text in this block, allowing us to omit the pipes:</text:span></text:p>
              <text:p text:style-name="P9">html</text:p>
              <text:p text:style-name="P9"><text:s text:c="2"/>body.</text:p>
              <text:p text:style-name="P9"><text:s text:c="4"/>&lt;h1&gt;Title&lt;/h1&gt;</text:p>
              <text:p text:style-name="P3"><text:soft-page-break/><text:s text:c="4"/>&lt;p&gt;foo bar baz&lt;/p&gt;</text:p>
              <text:p text:style-name="P5">Both of these examples yield the same result:</text:p>
              <text:p text:style-name="P9">&lt;html&gt;&lt;body&gt;&lt;h1&gt;Title&lt;/h1&gt;</text:p>
              <text:p text:style-name="P9">&lt;p&gt;foo bar baz&lt;/p&gt;</text:p>
              <text:p text:style-name="P3">&lt;/body&gt;&lt;/html&gt;</text:p>
              <text:p text:style-name="P5">The same rule applies for anywhere you can have text in jade, raw html is fine:</text:p>
              <text:p text:style-name="P9">html</text:p>
              <text:p text:style-name="P9"><text:s text:c="2"/>body</text:p>
              <text:p text:style-name="P3"><text:s text:c="4"/>h1 User &lt;em&gt;#{name}&lt;/em&gt;</text:p>
              <text:h text:style-name="P11" text:outline-level="3"><text:bookmark text:name="a6-11"/>Doctypes</text:h>
              <text:p text:style-name="Text_20_body"><text:span text:style-name="T2">To add a doctype simply use </text:span><text:span text:style-name="Source_20_Text"><text:span text:style-name="T2">!!!</text:span></text:span><text:span text:style-name="T2">, or </text:span><text:span text:style-name="Source_20_Text"><text:span text:style-name="T2">doctype</text:span></text:span><text:span text:style-name="T2"> followed by an optional value:</text:span></text:p>
              <text:p text:style-name="P3">!!!</text:p>
              <text:p text:style-name="P5">or</text:p>
              <text:p text:style-name="P3">doctype</text:p>
              <text:p text:style-name="Text_20_body"><text:span text:style-name="T2">Will output the </text:span><text:span text:style-name="Emphasis"><text:span text:style-name="T2">html 5</text:span></text:span><text:span text:style-name="T2"> doctype, however:</text:span></text:p>
              <text:p text:style-name="P3">!!! transitional</text:p>
              <text:p text:style-name="Text_20_body"><text:span text:style-name="T2">Will output the </text:span><text:span text:style-name="Emphasis"><text:span text:style-name="T2">transitional</text:span></text:span><text:span text:style-name="T2"> doctype.</text:span></text:p>
              <text:p text:style-name="P5">Doctypes are case-insensitive, so the following are equivalent:</text:p>
              <text:p text:style-name="P9">doctype Basic</text:p>
              <text:p text:style-name="P3">doctype basic</text:p>
              <text:p text:style-name="P5">it's also possible to simply pass a doctype literal:</text:p>
              <text:p text:style-name="P3">doctype html PUBLIC "-//W3C//DTD XHTML Basic 1.1//EN</text:p>
              <text:p text:style-name="P5">yielding:</text:p>
              <text:p text:style-name="P3">&lt;!DOCTYPE html PUBLIC "-//W3C//DTD XHTML Basic 1.1//EN&gt;</text:p>
              <text:p text:style-name="P5">Below are the doctypes defined by default, which can easily be extended:</text:p>
              <text:p text:style-name="P9">var doctypes = exports.doctypes = {</text:p>
              <text:p text:style-name="P9"><text:s text:c="2"/>'5': '&lt;!DOCTYPE html&gt;',</text:p>
              <text:p text:style-name="P9"><text:s text:c="2"/>'default': '&lt;!DOCTYPE html&gt;',</text:p>
              <text:p text:style-name="P9"><text:s text:c="2"/>'xml': '&lt;?xml version="1.0" encoding="utf-8" ?&gt;',</text:p>
              <text:p text:style-name="P9"><text:s text:c="2"/>'transitional': '&lt;!DOCTYPE html PUBLIC "-//W3C//DTD XHTML 1.0 Transitional//EN" "http://www.w3.org/TR/xhtml1/DTD/xhtml1-transitional.dtd"&gt;',</text:p>
              <text:p text:style-name="P9"><text:s text:c="2"/>'strict': '&lt;!DOCTYPE html PUBLIC "-//W3C//DTD XHTML 1.0 Strict//EN" "http://www.w3.org/TR/xhtml1/DTD/xhtml1-strict.dtd"&gt;',</text:p>
              <text:p text:style-name="P9"><text:s text:c="2"/>'frameset': '&lt;!DOCTYPE html PUBLIC "-//W3C//DTD XHTML 1.0 Frameset//EN" "http://www.w3.org/TR/xhtml1/DTD/xhtml1-frameset.dtd"&gt;',</text:p>
              <text:p text:style-name="P9"><text:s text:c="2"/>'1.1': '&lt;!DOCTYPE html PUBLIC "-//W3C//DTD XHTML 1.1//EN" "http://www.w3.org/TR/xhtml11/DTD/xhtml11.dtd"&gt;',</text:p>
              <text:p text:style-name="P9"><text:s text:c="2"/>'basic': '&lt;!DOCTYPE html PUBLIC "-//W3C//DTD XHTML Basic 1.1//EN" <text:soft-page-break/>"http://www.w3.org/TR/xhtml-basic/xhtml-basic11.dtd"&gt;',</text:p>
              <text:p text:style-name="P9"><text:s text:c="2"/>'mobile': '&lt;!DOCTYPE html PUBLIC "-//WAPFORUM//DTD XHTML Mobile 1.2//EN" "http://www.openmobilealliance.org/tech/DTD/xhtml-mobile12.dtd"&gt;'</text:p>
              <text:p text:style-name="P3">};</text:p>
              <text:p text:style-name="P4">To alter the default simply change:</text:p>
              <text:p text:style-name="P2">jade.doctypes.default = 'whatever you want';</text:p>
              <text:h text:style-name="P7" text:outline-level="2"><text:bookmark text:name="a7"/>Filters</text:h>
              <text:p text:style-name="Text_20_body"><text:span text:style-name="T1">Filters are prefixed with </text:span><text:span text:style-name="Source_20_Text"><text:span text:style-name="T1">:</text:span></text:span><text:span text:style-name="T1">, for example </text:span><text:span text:style-name="Source_20_Text"><text:span text:style-name="T1">:markdown</text:span></text:span><text:span text:style-name="T1"> and pass the following block of text to an arbitrary function for processing. View the </text:span><text:span text:style-name="Emphasis"><text:span text:style-name="T1">features</text:span></text:span><text:span text:style-name="T1"> at the top of this document for available filters.</text:span></text:p>
              <text:p text:style-name="P8">body</text:p>
              <text:p text:style-name="P8"><text:s text:c="2"/>:markdown</text:p>
              <text:p text:style-name="P8"><text:s text:c="4"/>Woah! jade _and_ markdown, very **cool**</text:p>
              <text:p text:style-name="P2"><text:s text:c="4"/>we can even link to [stuff](http://google.com)</text:p>
              <text:p text:style-name="P4">Renders:</text:p>
              <text:p text:style-name="P2">&lt;body&gt;&lt;p&gt;Woah! jade &lt;em&gt;and&lt;/em&gt; markdown, very &lt;strong&gt;cool&lt;/strong&gt; we can even link to &lt;a href="http://google.com"&gt;stuff&lt;/a&gt;&lt;/p&gt;&lt;/body&gt;</text:p>
              <text:h text:style-name="P7" text:outline-level="2"><text:bookmark text:name="a8"/>Code</text:h>
              <text:p text:style-name="Text_20_body"><text:span text:style-name="T1">Jade currently supports three classifications of executable code. The first is prefixed by </text:span><text:span text:style-name="Source_20_Text"><text:span text:style-name="T1">-</text:span></text:span><text:span text:style-name="T1">, and is not buffered:</text:span></text:p>
              <text:p text:style-name="P2">- var foo = 'bar';</text:p>
              <text:p text:style-name="P4">This can be used for conditionals, or iteration:</text:p>
              <text:p text:style-name="P8">- for (var key in obj)</text:p>
              <text:p text:style-name="P2"><text:s text:c="2"/>p= obj[key]</text:p>
              <text:p text:style-name="P4">Due to Jade's buffering techniques the following is valid as well:</text:p>
              <text:p text:style-name="P8">- if (foo)</text:p>
              <text:p text:style-name="P8"><text:s text:c="2"/>ul</text:p>
              <text:p text:style-name="P8"><text:s text:c="4"/>li yay</text:p>
              <text:p text:style-name="P8"><text:s text:c="4"/>li foo</text:p>
              <text:p text:style-name="P8"><text:s text:c="4"/>li worked</text:p>
              <text:p text:style-name="P8">- else</text:p>
              <text:p text:style-name="P2"><text:s text:c="2"/>p oh no! didnt work</text:p>
              <text:p text:style-name="P4">Hell, even verbose iteration:</text:p>
              <text:p text:style-name="P8">- if (items.length)</text:p>
              <text:p text:style-name="P8"><text:s text:c="2"/>ul</text:p>
              <text:p text:style-name="P8"><text:s text:c="4"/>- items.forEach(function(item){</text:p>
              <text:p text:style-name="P8"><text:s text:c="6"/>li= item</text:p>
              <text:p text:style-name="P2"><text:s text:c="4"/>- })</text:p>
              <text:p text:style-name="P4">Anything you want!</text:p>
              <text:p text:style-name="Text_20_body"><text:soft-page-break/><text:span text:style-name="T1">Next up we have </text:span><text:span text:style-name="Emphasis"><text:span text:style-name="T1">escaped</text:span></text:span><text:span text:style-name="T1"> buffered code, which is used to buffer a return value, which is prefixed by </text:span><text:span text:style-name="Source_20_Text"><text:span text:style-name="T1">=</text:span></text:span><text:span text:style-name="T1">:</text:span></text:p>
              <text:p text:style-name="P8">- var foo = 'bar'</text:p>
              <text:p text:style-name="P8">= foo</text:p>
              <text:p text:style-name="P2">h1= foo</text:p>
              <text:p text:style-name="Text_20_body"><text:span text:style-name="T1">Which outputs </text:span><text:span text:style-name="Source_20_Text"><text:span text:style-name="T1">bar&lt;h1&gt;bar&lt;/h1&gt;</text:span></text:span><text:span text:style-name="T1">. Code buffered by </text:span><text:span text:style-name="Source_20_Text"><text:span text:style-name="T1">=</text:span></text:span><text:span text:style-name="T1"> is escaped by default for security, however to output unescaped return values you may use </text:span><text:span text:style-name="Source_20_Text"><text:span text:style-name="T1">!=</text:span></text:span><text:span text:style-name="T1">:</text:span></text:p>
              <text:p text:style-name="P2">p!= aVarContainingMoreHTML</text:p>
              <text:p text:style-name="P4">Jade also has designer-friendly variants, making the literal JavaScript more expressive and declarative. For example the following assignments are equivalent, and the expression is still regular javascript:</text:p>
              <text:p text:style-name="P8">- var foo = 'foo ' + 'bar'</text:p>
              <text:p text:style-name="P2">foo = 'foo ' + 'bar'</text:p>
              <text:p text:style-name="Text_20_body"><text:span text:style-name="T1">Likewise Jade has first-class </text:span><text:span text:style-name="Source_20_Text"><text:span text:style-name="T1">if</text:span></text:span><text:span text:style-name="T1">, </text:span><text:span text:style-name="Source_20_Text"><text:span text:style-name="T1">else if</text:span></text:span><text:span text:style-name="T1">, </text:span><text:span text:style-name="Source_20_Text"><text:span text:style-name="T1">else</text:span></text:span><text:span text:style-name="T1">, </text:span><text:span text:style-name="Source_20_Text"><text:span text:style-name="T1">until</text:span></text:span><text:span text:style-name="T1">, </text:span><text:span text:style-name="Source_20_Text"><text:span text:style-name="T1">while</text:span></text:span><text:span text:style-name="T1">, </text:span><text:span text:style-name="Source_20_Text"><text:span text:style-name="T1">unless</text:span></text:span><text:span text:style-name="T1"> among others, however you must remember that the expressions are still regular javascript:</text:span></text:p>
              <text:p text:style-name="P8">if foo == 'bar'</text:p>
              <text:p text:style-name="P8"><text:s text:c="2"/>ul</text:p>
              <text:p text:style-name="P8"><text:s text:c="4"/>li yay</text:p>
              <text:p text:style-name="P8"><text:s text:c="4"/>li foo</text:p>
              <text:p text:style-name="P8"><text:s text:c="4"/>li worked</text:p>
              <text:p text:style-name="P8">else</text:p>
              <text:p text:style-name="P2"><text:s text:c="2"/>p oh no! didnt work</text:p>
              <text:h text:style-name="P7" text:outline-level="2"><text:bookmark text:name="a9"/>Iteration</text:h>
              <text:p text:style-name="Text_20_body"><text:span text:style-name="T1">Along with vanilla JavaScript Jade also supports a subset of constructs that allow you to create more designer-friendly templates, one of these constructs is </text:span><text:span text:style-name="Source_20_Text"><text:span text:style-name="T1">each</text:span></text:span><text:span text:style-name="T1">, taking the form:</text:span></text:p>
              <text:p text:style-name="P2">each VAL[, KEY] in OBJ</text:p>
              <text:p text:style-name="P4">An example iterating over an array:</text:p>
              <text:p text:style-name="P8">- var items = ["one", "two", "three"]</text:p>
              <text:p text:style-name="P8">each item in items</text:p>
              <text:p text:style-name="P2"><text:s text:c="2"/>li= item</text:p>
              <text:p text:style-name="P4">outputs:</text:p>
              <text:p text:style-name="P8">&lt;li&gt;one&lt;/li&gt;</text:p>
              <text:p text:style-name="P8">&lt;li&gt;two&lt;/li&gt;</text:p>
              <text:p text:style-name="P2">&lt;li&gt;three&lt;/li&gt;</text:p>
              <text:p text:style-name="P4">iterating an array with index:</text:p>
              <text:p text:style-name="P8">items = ["one", "two", "three"]</text:p>
              <text:p text:style-name="P8">each item, i in items</text:p>
              <text:p text:style-name="P2"><text:s text:c="2"/>li #{item}: #{i}</text:p>
              <text:p text:style-name="P4">outputs:</text:p>
              <text:p text:style-name="P8">&lt;li&gt;one: 0&lt;/li&gt;</text:p>
              <text:p text:style-name="P8">&lt;li&gt;two: 1&lt;/li&gt;</text:p>
              <text:p text:style-name="P2"><text:soft-page-break/>&lt;li&gt;three: 2&lt;/li&gt;</text:p>
              <text:p text:style-name="P4">iterating an object's keys and values:</text:p>
              <text:p text:style-name="P8">obj = { foo: 'bar' }</text:p>
              <text:p text:style-name="P8">each val, key in obj</text:p>
              <text:p text:style-name="P2"><text:s text:c="2"/>li #{key}: #{val}</text:p>
              <text:p text:style-name="Text_20_body"><text:span text:style-name="T1">would output </text:span><text:span text:style-name="Source_20_Text"><text:span text:style-name="T1">&lt;li&gt;foo: bar&lt;/li&gt;</text:span></text:span></text:p>
              <text:p text:style-name="Text_20_body"><text:span text:style-name="T1">Internally Jade converts these statements to regular JavaScript loops such as </text:span><text:span text:style-name="Source_20_Text"><text:span text:style-name="T1">users.forEach(function(user){</text:span></text:span><text:span text:style-name="T1">, so lexical scope and nesting applies as it would with regular JavaScript:</text:span></text:p>
              <text:p text:style-name="P8">each user in users</text:p>
              <text:p text:style-name="P8"><text:s text:c="2"/>each role in user.roles</text:p>
              <text:p text:style-name="P2"><text:s text:c="4"/>li= role</text:p>
              <text:p text:style-name="Text_20_body"><text:span text:style-name="T1">You may also use </text:span><text:span text:style-name="Source_20_Text"><text:span text:style-name="T1">for</text:span></text:span><text:span text:style-name="T1"> if you prefer:</text:span></text:p>
              <text:p text:style-name="P8">for user in users</text:p>
              <text:p text:style-name="P8"><text:s text:c="2"/>for role in user.roles</text:p>
              <text:p text:style-name="P2"><text:s text:c="4"/>li= role</text:p>
              <text:h text:style-name="P7" text:outline-level="2"><text:bookmark text:name="a10"/>Conditionals</text:h>
              <text:p text:style-name="Text_20_body"><text:span text:style-name="T1">Jade conditionals are equivalent to those using the code (</text:span><text:span text:style-name="Source_20_Text"><text:span text:style-name="T1">-</text:span></text:span><text:span text:style-name="T1">) prefix, however allow you to ditch parenthesis to become more designer friendly, however keep in mind the expression given is </text:span><text:span text:style-name="Emphasis"><text:span text:style-name="T1">regular</text:span></text:span><text:span text:style-name="T1"> JavaScript:</text:span></text:p>
              <text:p text:style-name="P8">for user in users</text:p>
              <text:p text:style-name="P8"><text:s text:c="2"/>if user.role == 'admin'</text:p>
              <text:p text:style-name="P8"><text:s text:c="4"/>p #{user.name} is an admin</text:p>
              <text:p text:style-name="P8"><text:s text:c="2"/>else</text:p>
              <text:p text:style-name="P2"><text:s text:c="4"/>p= user.name</text:p>
              <text:p text:style-name="P4">is equivalent to the following using vanilla JavaScript literals:</text:p>
              <text:p text:style-name="P8">for user in users</text:p>
              <text:p text:style-name="P8"><text:s text:c="2"/>- if (user.role == 'admin')</text:p>
              <text:p text:style-name="P8"><text:s text:c="4"/>p #{user.name} is an admin</text:p>
              <text:p text:style-name="P8"><text:s text:c="2"/>- else</text:p>
              <text:p text:style-name="P2"><text:s text:c="4"/>p= user.name</text:p>
              <text:p text:style-name="Text_20_body"><text:span text:style-name="T1">Jade also provides have </text:span><text:span text:style-name="Source_20_Text"><text:span text:style-name="T1">unless</text:span></text:span><text:span text:style-name="T1"> which is equivalent to </text:span><text:span text:style-name="Source_20_Text"><text:span text:style-name="T1">if (!(expr))</text:span></text:span><text:span text:style-name="T1">:</text:span></text:p>
              <text:p text:style-name="P8">for user in users</text:p>
              <text:p text:style-name="P8"><text:s text:c="2"/>unless user.isAnonymous</text:p>
              <text:p text:style-name="P8"><text:s text:c="4"/>p</text:p>
              <text:p text:style-name="P8"><text:s text:c="6"/>| Click to view</text:p>
              <text:p text:style-name="P2"><text:s text:c="6"/>a(href='/users/' + user.id)= user.name</text:p>
              <text:h text:style-name="P7" text:outline-level="2"><text:bookmark text:name="a11"/>Template inheritance</text:h>
              <text:p text:style-name="Text_20_body"><text:span text:style-name="T1">Jade supports template inheritance via the </text:span><text:span text:style-name="Source_20_Text"><text:span text:style-name="T1">block</text:span></text:span><text:span text:style-name="T1"> and </text:span><text:span text:style-name="Source_20_Text"><text:span text:style-name="T1">extends</text:span></text:span><text:span text:style-name="T1"> keywords. A block is simply a </text:span><text:soft-page-break/><text:span text:style-name="T1">"block" of Jade that may be replaced within a child template, this process is recursive. To activate template inheritance in Express 2.x you must add: </text:span><text:span text:style-name="Source_20_Text"><text:span text:style-name="T1">app.set('view options', { layout: false });</text:span></text:span><text:span text:style-name="T1">.</text:span></text:p>
              <text:p text:style-name="Text_20_body"><text:span text:style-name="T1">Jade blocks can provide default content if desired, however optional as shown below by </text:span><text:span text:style-name="Source_20_Text"><text:span text:style-name="T1">block scripts</text:span></text:span><text:span text:style-name="T1">, </text:span><text:span text:style-name="Source_20_Text"><text:span text:style-name="T1">block content</text:span></text:span><text:span text:style-name="T1">, and </text:span><text:span text:style-name="Source_20_Text"><text:span text:style-name="T1">block foot</text:span></text:span><text:span text:style-name="T1">.</text:span></text:p>
              <text:p text:style-name="P8">html</text:p>
              <text:p text:style-name="P8"><text:s text:c="2"/>head</text:p>
              <text:p text:style-name="P8"><text:s text:c="4"/>h1 My Site - #{title}</text:p>
              <text:p text:style-name="P8"><text:s text:c="4"/>block scripts</text:p>
              <text:p text:style-name="P8"><text:s text:c="6"/>script(src='/jquery.js')</text:p>
              <text:p text:style-name="P8"><text:s text:c="2"/>body</text:p>
              <text:p text:style-name="P8"><text:s text:c="4"/>block content</text:p>
              <text:p text:style-name="P8"><text:s text:c="4"/>block foot</text:p>
              <text:p text:style-name="P8"><text:s text:c="6"/>#footer</text:p>
              <text:p text:style-name="P2"><text:s text:c="8"/>p some footer content</text:p>
              <text:p text:style-name="Text_20_body"><text:span text:style-name="T1">Now to extend the layout, simply create a new file and use the </text:span><text:span text:style-name="Source_20_Text"><text:span text:style-name="T1">extends</text:span></text:span><text:span text:style-name="T1"> directive as shown below, giving the path (with or without the .jade extension). You may now define one or more blocks that will override the parent block content, note that here the </text:span><text:span text:style-name="Source_20_Text"><text:span text:style-name="T1">foot</text:span></text:span><text:span text:style-name="T1"> block is </text:span><text:span text:style-name="Emphasis"><text:span text:style-name="T1">not</text:span></text:span><text:span text:style-name="T1"> redefined and will output "some footer content".</text:span></text:p>
              <text:p text:style-name="P8">extends layout</text:p>
              <text:p text:style-name="P8"/>
              <text:p text:style-name="P8">block scripts</text:p>
              <text:p text:style-name="P8"><text:s text:c="2"/>script(src='/jquery.js')</text:p>
              <text:p text:style-name="P8"><text:s text:c="2"/>script(src='/pets.js')</text:p>
              <text:p text:style-name="P8"/>
              <text:p text:style-name="P8">block content</text:p>
              <text:p text:style-name="P8"><text:s text:c="2"/>h1= title</text:p>
              <text:p text:style-name="P8"><text:s text:c="2"/>each pet in pets</text:p>
              <text:p text:style-name="P2"><text:s text:c="4"/>include pet</text:p>
              <text:p text:style-name="Text_20_body"><text:span text:style-name="T1">It's also possible to override a block to provide additional blocks, as shown in the following example where </text:span><text:span text:style-name="Source_20_Text"><text:span text:style-name="T1">content</text:span></text:span><text:span text:style-name="T1"> now exposes a </text:span><text:span text:style-name="Source_20_Text"><text:span text:style-name="T1">sidebar</text:span></text:span><text:span text:style-name="T1"> and </text:span><text:span text:style-name="Source_20_Text"><text:span text:style-name="T1">primary</text:span></text:span><text:span text:style-name="T1"> block for overriding, or the child template could override </text:span><text:span text:style-name="Source_20_Text"><text:span text:style-name="T1">content</text:span></text:span><text:span text:style-name="T1"> all together.</text:span></text:p>
              <text:p text:style-name="P8">extends regular-layout</text:p>
              <text:p text:style-name="P8"/>
              <text:p text:style-name="P8">block content</text:p>
              <text:p text:style-name="P8"><text:s text:c="2"/>.sidebar</text:p>
              <text:p text:style-name="P8"><text:s text:c="4"/>block sidebar</text:p>
              <text:p text:style-name="P8"><text:s text:c="6"/>p nothing</text:p>
              <text:p text:style-name="P8"><text:s text:c="2"/>.primary</text:p>
              <text:p text:style-name="P8"><text:s text:c="4"/>block primary</text:p>
              <text:p text:style-name="P2"><text:s text:c="6"/>p nothing</text:p>
              <text:h text:style-name="P7" text:outline-level="2"><text:bookmark text:name="a12"/>Block append / prepend</text:h>
              <text:p text:style-name="Text_20_body"><text:span text:style-name="T1">Jade allows you to </text:span><text:span text:style-name="Emphasis"><text:span text:style-name="T1">replace</text:span></text:span><text:span text:style-name="T1"> (default), </text:span><text:span text:style-name="Emphasis"><text:span text:style-name="T1">prepend</text:span></text:span><text:span text:style-name="T1">, or </text:span><text:span text:style-name="Emphasis"><text:span text:style-name="T1">append</text:span></text:span><text:span text:style-name="T1"> blocks. Suppose for example you have default scripts in a "head" block that you wish to utilize on </text:span><text:span text:style-name="Emphasis"><text:span text:style-name="T1">every</text:span></text:span><text:span text:style-name="T1"> page, you might do this:</text:span></text:p>
              <text:p text:style-name="P8">html</text:p>
              <text:p text:style-name="P8"><text:s text:c="2"/>head</text:p>
              <text:p text:style-name="P8"><text:soft-page-break/><text:s text:c="4"/>block head</text:p>
              <text:p text:style-name="P8"><text:s text:c="6"/>script(src='/vendor/jquery.js')</text:p>
              <text:p text:style-name="P8"><text:s text:c="6"/>script(src='/vendor/caustic.js')</text:p>
              <text:p text:style-name="P8"><text:s text:c="4"/>body</text:p>
              <text:p text:style-name="P2"><text:s text:c="6"/>block content</text:p>
              <text:p text:style-name="Text_20_body"><text:span text:style-name="T1">Now suppose you have a page of your application for a JavaScript game, you want some game related scripts as well as these defaults, you can simply </text:span><text:span text:style-name="Source_20_Text"><text:span text:style-name="T1">append</text:span></text:span><text:span text:style-name="T1"> the block:</text:span></text:p>
              <text:p text:style-name="P8">extends layout</text:p>
              <text:p text:style-name="P8"/>
              <text:p text:style-name="P8">block append head</text:p>
              <text:p text:style-name="P8"><text:s text:c="2"/>script(src='/vendor/three.js')</text:p>
              <text:p text:style-name="P2"><text:s text:c="2"/>script(src='/game.js')</text:p>
              <text:p text:style-name="Text_20_body"><text:span text:style-name="T1">When using </text:span><text:span text:style-name="Source_20_Text"><text:span text:style-name="T1">block append</text:span></text:span><text:span text:style-name="T1"> or </text:span><text:span text:style-name="Source_20_Text"><text:span text:style-name="T1">block prepend</text:span></text:span><text:span text:style-name="T1"> the </text:span><text:span text:style-name="Source_20_Text"><text:span text:style-name="T1">block</text:span></text:span><text:span text:style-name="T1"> is optional:</text:span></text:p>
              <text:p text:style-name="P8">extends layout</text:p>
              <text:p text:style-name="P8"/>
              <text:p text:style-name="P8">append head</text:p>
              <text:p text:style-name="P8"><text:s text:c="2"/>script(src='/vendor/three.js')</text:p>
              <text:p text:style-name="P2"><text:s text:c="2"/>script(src='/game.js')</text:p>
              <text:h text:style-name="P7" text:outline-level="2"><text:bookmark text:name="a13"/>Includes</text:h>
              <text:p text:style-name="P4">Includes allow you to statically include chunks of Jade, or other content like css, or html which lives in separate files. The classical example is including a header and footer. Suppose we have the following directory structure:</text:p>
              <text:p text:style-name="Preformatted_20_Text"><text:span text:style-name="Source_20_Text"><text:span text:style-name="T1">./layout.jade</text:span></text:span></text:p>
              <text:p text:style-name="Preformatted_20_Text"><text:span text:style-name="Source_20_Text"><text:span text:style-name="T1">./includes/</text:span></text:span></text:p>
              <text:p text:style-name="Preformatted_20_Text"><text:span text:style-name="Source_20_Text"><text:span text:style-name="T1"><text:s text:c="2"/>./head.jade</text:span></text:span></text:p>
              <text:p text:style-name="P1"><text:span text:style-name="Source_20_Text"><text:span text:style-name="T1"><text:s text:c="2"/>./foot.jade</text:span></text:span></text:p>
              <text:p text:style-name="Text_20_body"><text:span text:style-name="T1">and the following </text:span><text:span text:style-name="Emphasis"><text:span text:style-name="T1">layout.jade</text:span></text:span><text:span text:style-name="T1">:</text:span></text:p>
              <text:p text:style-name="P8">html</text:p>
              <text:p text:style-name="P8"><text:s text:c="2"/>include includes/head</text:p>
              <text:p text:style-name="P8"><text:s text:c="2"/>body</text:p>
              <text:p text:style-name="P8"><text:s text:c="4"/>h1 My Site</text:p>
              <text:p text:style-name="P8"><text:s text:c="4"/>p Welcome to my super amazing site.</text:p>
              <text:p text:style-name="P2"><text:s text:c="4"/>include includes/foot</text:p>
              <text:p text:style-name="Text_20_body"><text:span text:style-name="T1">both includes </text:span><text:span text:style-name="Emphasis"><text:span text:style-name="T1">includes/head</text:span></text:span><text:span text:style-name="T1"> and </text:span><text:span text:style-name="Emphasis"><text:span text:style-name="T1">includes/foot</text:span></text:span><text:span text:style-name="T1"> are read relative to the </text:span><text:span text:style-name="Source_20_Text"><text:span text:style-name="T1">filename</text:span></text:span><text:span text:style-name="T1"> option given to </text:span><text:span text:style-name="Emphasis"><text:span text:style-name="T1">layout.jade</text:span></text:span><text:span text:style-name="T1">, which should be an absolute path to this file, however Express does this for you. Include then parses these files, and injects the AST produced to render what you would expect:</text:span></text:p>
              <text:p text:style-name="P8">&lt;html&gt;</text:p>
              <text:p text:style-name="P8"><text:s text:c="2"/>&lt;head&gt;</text:p>
              <text:p text:style-name="P8"><text:s text:c="4"/>&lt;title&gt;My Site&lt;/title&gt;</text:p>
              <text:p text:style-name="P8"><text:s text:c="4"/>&lt;script src="/javascripts/jquery.js"&gt;</text:p>
              <text:p text:style-name="P8"><text:s text:c="4"/>&lt;/script&gt;&lt;script src="/javascripts/app.js"&gt;&lt;/script&gt;</text:p>
              <text:p text:style-name="P8"><text:s text:c="2"/>&lt;/head&gt;</text:p>
              <text:p text:style-name="P8"><text:s text:c="2"/>&lt;body&gt;</text:p>
              <text:p text:style-name="P8"><text:s text:c="4"/>&lt;h1&gt;My Site&lt;/h1&gt;</text:p>
              <text:p text:style-name="P8"><text:s text:c="4"/>&lt;p&gt;Welcome to my super lame site.&lt;/p&gt;</text:p>
              <text:p text:style-name="P8"><text:soft-page-break/><text:s text:c="4"/>&lt;div id="footer"&gt;</text:p>
              <text:p text:style-name="P8"><text:s text:c="6"/>&lt;p&gt;Copyright&gt;(c) foobar&lt;/p&gt;</text:p>
              <text:p text:style-name="P8"><text:s text:c="4"/>&lt;/div&gt;</text:p>
              <text:p text:style-name="P8"><text:s text:c="2"/>&lt;/body&gt;</text:p>
              <text:p text:style-name="P2">&lt;/html&gt;</text:p>
              <text:p text:style-name="Text_20_body"><text:span text:style-name="T1">As mentioned </text:span><text:span text:style-name="Source_20_Text"><text:span text:style-name="T1">include</text:span></text:span><text:span text:style-name="T1"> can be used to include other content such as html or css. By providing an extension Jade will not assume that the file is Jade source and will include it as a literal:</text:span></text:p>
              <text:p text:style-name="P8">html</text:p>
              <text:p text:style-name="P8"><text:s text:c="2"/>body</text:p>
              <text:p text:style-name="P2"><text:s text:c="4"/>include content.html</text:p>
              <text:p text:style-name="Text_20_body"><text:span text:style-name="T1">Include directives may also accept a block, in which case the the given block will be appended to the </text:span><text:span text:style-name="Emphasis"><text:span text:style-name="T1">last</text:span></text:span><text:span text:style-name="T1"> block defined in the file. For example if </text:span><text:span text:style-name="Source_20_Text"><text:span text:style-name="T1">head.jade</text:span></text:span><text:span text:style-name="T1"> contains:</text:span></text:p>
              <text:p text:style-name="P8">head</text:p>
              <text:p text:style-name="P2"><text:s text:c="2"/>script(src='/jquery.js')</text:p>
              <text:p text:style-name="Text_20_body"><text:span text:style-name="T1">We may append values by providing a block to </text:span><text:span text:style-name="Source_20_Text"><text:span text:style-name="T1">include head</text:span></text:span><text:span text:style-name="T1"> as shown below, adding the two scripts.</text:span></text:p>
              <text:p text:style-name="P8">html</text:p>
              <text:p text:style-name="P8"><text:s text:c="2"/>include head</text:p>
              <text:p text:style-name="P8"><text:s text:c="4"/>script(src='/foo.js')</text:p>
              <text:p text:style-name="P8"><text:s text:c="4"/>script(src='/bar.js')</text:p>
              <text:p text:style-name="P8"><text:s text:c="2"/>body</text:p>
              <text:p text:style-name="P2"><text:s text:c="4"/>h1 test</text:p>
              <text:p text:style-name="Text_20_body"><text:span text:style-name="T1">You may also </text:span><text:span text:style-name="Source_20_Text"><text:span text:style-name="T1">yield</text:span></text:span><text:span text:style-name="T1"> within an included template, allowing you to explicitly mark where the block given to </text:span><text:span text:style-name="Source_20_Text"><text:span text:style-name="T1">include</text:span></text:span><text:span text:style-name="T1"> will be placed. Suppose for example you wish to prepend scripts rather than append, you might do the following:</text:span></text:p>
              <text:p text:style-name="P8">head</text:p>
              <text:p text:style-name="P8"><text:s text:c="2"/>yield</text:p>
              <text:p text:style-name="P8"><text:s text:c="2"/>script(src='/jquery.js')</text:p>
              <text:p text:style-name="P2"><text:s text:c="2"/>script(src='/jquery.ui.js')</text:p>
              <text:p text:style-name="Text_20_body"><text:span text:style-name="T1">Since included Jade is parsed and literally merges the AST, lexically scoped variables function as if the included Jade was written right in the same file. This means </text:span><text:span text:style-name="Source_20_Text"><text:span text:style-name="T1">include</text:span></text:span><text:span text:style-name="T1"> may be used as sort of partial, for example support we have </text:span><text:span text:style-name="Source_20_Text"><text:span text:style-name="T1">user.jade</text:span></text:span><text:span text:style-name="T1"> which utilizes a </text:span><text:span text:style-name="Source_20_Text"><text:span text:style-name="T1">user</text:span></text:span><text:span text:style-name="T1"> variable.</text:span></text:p>
              <text:p text:style-name="P8">h1= user.name</text:p>
              <text:p text:style-name="P2">p= user.occupation</text:p>
              <text:p text:style-name="Text_20_body"><text:span text:style-name="T1">We could then simply </text:span><text:span text:style-name="Source_20_Text"><text:span text:style-name="T1">include user</text:span></text:span><text:span text:style-name="T1"> while iterating users, and since the </text:span><text:span text:style-name="Source_20_Text"><text:span text:style-name="T1">user</text:span></text:span><text:span text:style-name="T1"> variable is already defined within the loop the included template will have access to it.</text:span></text:p>
              <text:p text:style-name="P8">users = [{ name: 'Tobi', occupation: 'Ferret' }]</text:p>
              <text:p text:style-name="P8"/>
              <text:p text:style-name="P8">each user in users</text:p>
              <text:p text:style-name="P8"><text:s text:c="2"/>.user</text:p>
              <text:p text:style-name="P2"><text:s text:c="4"/>include user</text:p>
              <text:p text:style-name="P4">yielding:</text:p>
              <text:p text:style-name="P8">&lt;div class="user"&gt;</text:p>
              <text:p text:style-name="P8"><text:soft-page-break/><text:s text:c="2"/>&lt;h1&gt;Tobi&lt;/h1&gt;</text:p>
              <text:p text:style-name="P8"><text:s text:c="2"/>&lt;p&gt;Ferret&lt;/p&gt;</text:p>
              <text:p text:style-name="P2">&lt;/div&gt;</text:p>
              <text:p text:style-name="Text_20_body"><text:span text:style-name="T1">If we wanted to expose a different variable name as </text:span><text:span text:style-name="Source_20_Text"><text:span text:style-name="T1">user</text:span></text:span><text:span text:style-name="T1"> since </text:span><text:span text:style-name="Source_20_Text"><text:span text:style-name="T1">user.jade</text:span></text:span><text:span text:style-name="T1"> references that name, we could simply define a new variable as shown here with </text:span><text:span text:style-name="Source_20_Text"><text:span text:style-name="T1">user = person</text:span></text:span><text:span text:style-name="T1">:</text:span></text:p>
              <text:p text:style-name="P8">each person in users</text:p>
              <text:p text:style-name="P8"><text:s text:c="2"/>.user</text:p>
              <text:p text:style-name="P8"><text:s text:c="4"/>user = person</text:p>
              <text:p text:style-name="P2"><text:s text:c="4"/>include user</text:p>
              <text:h text:style-name="P7" text:outline-level="2"><text:bookmark text:name="a14"/>Mixins</text:h>
              <text:p text:style-name="P4">Mixins are converted to regular JavaScript functions in the compiled template that Jade constructs. Mixins may take arguments, though not required:</text:p>
              <text:p text:style-name="P8">mixin list</text:p>
              <text:p text:style-name="P8"><text:s text:c="2"/>ul</text:p>
              <text:p text:style-name="P8"><text:s text:c="4"/>li foo</text:p>
              <text:p text:style-name="P8"><text:s text:c="4"/>li bar</text:p>
              <text:p text:style-name="P2"><text:s text:c="4"/>li baz</text:p>
              <text:p text:style-name="P4">Utilizing a mixin without args looks similar, just without a block:</text:p>
              <text:p text:style-name="P8">h2 Groceries</text:p>
              <text:p text:style-name="P2">mixin list</text:p>
              <text:p text:style-name="P4">Mixins may take one or more arguments as well, the arguments are regular javascripts expressions, so for example the following:</text:p>
              <text:p text:style-name="P8">mixin pets(pets)</text:p>
              <text:p text:style-name="P8"><text:s text:c="2"/>ul.pets</text:p>
              <text:p text:style-name="P8"><text:s text:c="4"/>- each pet in pets</text:p>
              <text:p text:style-name="P8"><text:s text:c="6"/>li= pet</text:p>
              <text:p text:style-name="P8"/>
              <text:p text:style-name="P8">mixin profile(user)</text:p>
              <text:p text:style-name="P8"><text:s text:c="2"/>.user</text:p>
              <text:p text:style-name="P8"><text:s text:c="4"/>h2= user.name</text:p>
              <text:p text:style-name="P2"><text:s text:c="4"/>mixin pets(user.pets)</text:p>
              <text:p text:style-name="P4">Would yield something similar to the following html:</text:p>
              <text:p text:style-name="P8">&lt;div class="user"&gt;</text:p>
              <text:p text:style-name="P8"><text:s text:c="2"/>&lt;h2&gt;tj&lt;/h2&gt;</text:p>
              <text:p text:style-name="P8"><text:s text:c="2"/>&lt;ul class="pets"&gt;</text:p>
              <text:p text:style-name="P8"><text:s text:c="4"/>&lt;li&gt;tobi&lt;/li&gt;</text:p>
              <text:p text:style-name="P8"><text:s text:c="4"/>&lt;li&gt;loki&lt;/li&gt;</text:p>
              <text:p text:style-name="P8"><text:s text:c="4"/>&lt;li&gt;jane&lt;/li&gt;</text:p>
              <text:p text:style-name="P8"><text:s text:c="4"/>&lt;li&gt;manny&lt;/li&gt;</text:p>
              <text:p text:style-name="P8"><text:s text:c="2"/>&lt;/ul&gt;</text:p>
              <text:p text:style-name="P2">&lt;/div&gt;</text:p>
              <text:h text:style-name="P7" text:outline-level="2"><text:bookmark text:name="a15"/><text:soft-page-break/>Generated Output</text:h>
              <text:p text:style-name="P4">Suppose we have the following Jade:</text:p>
              <text:p text:style-name="P8">- var title = 'yay'</text:p>
              <text:p text:style-name="P8">h1.title #{title}</text:p>
              <text:p text:style-name="P2">p Just an example</text:p>
              <text:p text:style-name="Text_20_body"><text:span text:style-name="T1">When the </text:span><text:span text:style-name="Source_20_Text"><text:span text:style-name="T1">compileDebug</text:span></text:span><text:span text:style-name="T1"> option is not explicitly </text:span><text:span text:style-name="Source_20_Text"><text:span text:style-name="T1">false</text:span></text:span><text:span text:style-name="T1">, Jade will compile the function instrumented with </text:span><text:span text:style-name="Source_20_Text"><text:span text:style-name="T1">__.lineno = n;</text:span></text:span><text:span text:style-name="T1">, which in the event of an exception is passed to </text:span><text:span text:style-name="Source_20_Text"><text:span text:style-name="T1">rethrow()</text:span></text:span><text:span text:style-name="T1"> which constructs a useful message relative to the initial Jade input.</text:span></text:p>
              <text:p text:style-name="P8">function anonymous(locals) {</text:p>
              <text:p text:style-name="P8"><text:s text:c="2"/>var __ = { lineno: 1, input: "- var title = 'yay'\nh1.title #{title}\np Just an example", filename: "testing/test.js" };</text:p>
              <text:p text:style-name="P8"><text:s text:c="2"/>var rethrow = jade.rethrow;</text:p>
              <text:p text:style-name="P8"><text:s text:c="2"/>try {</text:p>
              <text:p text:style-name="P8"><text:s text:c="4"/>var attrs = jade.attrs, escape = jade.escape;</text:p>
              <text:p text:style-name="P8"><text:s text:c="4"/>var buf = [];</text:p>
              <text:p text:style-name="P8"><text:s text:c="4"/>with (locals || {}) {</text:p>
              <text:p text:style-name="P8"><text:s text:c="6"/>var interp;</text:p>
              <text:p text:style-name="P8"><text:s text:c="6"/>__.lineno = 1;</text:p>
              <text:p text:style-name="P8"><text:s text:c="7"/>var title = 'yay'</text:p>
              <text:p text:style-name="P8"><text:s text:c="6"/>__.lineno = 2;</text:p>
              <text:p text:style-name="P8"><text:s text:c="6"/>buf.push('&lt;h1');</text:p>
              <text:p text:style-name="P8"><text:s text:c="6"/>buf.push(attrs({ "class": ('title') }));</text:p>
              <text:p text:style-name="P8"><text:s text:c="6"/>buf.push('&gt;');</text:p>
              <text:p text:style-name="P8"><text:s text:c="6"/>buf.push('' + escape((interp = title) == null ? '' : interp) + '');</text:p>
              <text:p text:style-name="P8"><text:s text:c="6"/>buf.push('&lt;/h1&gt;');</text:p>
              <text:p text:style-name="P8"><text:s text:c="6"/>__.lineno = 3;</text:p>
              <text:p text:style-name="P8"><text:s text:c="6"/>buf.push('&lt;p&gt;');</text:p>
              <text:p text:style-name="P8"><text:s text:c="6"/>buf.push('Just an example');</text:p>
              <text:p text:style-name="P8"><text:s text:c="6"/>buf.push('&lt;/p&gt;');</text:p>
              <text:p text:style-name="P8"><text:s text:c="4"/>}</text:p>
              <text:p text:style-name="P8"><text:s text:c="4"/>return buf.join("");</text:p>
              <text:p text:style-name="P8"><text:s text:c="2"/>} catch (err) {</text:p>
              <text:p text:style-name="P8"><text:s text:c="4"/>rethrow(err, __.input, __.filename, __.lineno);</text:p>
              <text:p text:style-name="P8"><text:s text:c="2"/>}</text:p>
              <text:p text:style-name="P2">}</text:p>
              <text:p text:style-name="Text_20_body"><text:span text:style-name="T1">When the </text:span><text:span text:style-name="Source_20_Text"><text:span text:style-name="T1">compileDebug</text:span></text:span><text:span text:style-name="T1"> option </text:span><text:span text:style-name="Emphasis"><text:span text:style-name="T1">is</text:span></text:span><text:span text:style-name="T1"> explicitly </text:span><text:span text:style-name="Source_20_Text"><text:span text:style-name="T1">false</text:span></text:span><text:span text:style-name="T1">, this instrumentation is stripped, which is very helpful for light-weight client-side templates. Combining Jade's options with the </text:span><text:span text:style-name="Source_20_Text"><text:span text:style-name="T1">./runtime.js</text:span></text:span><text:span text:style-name="T1"> file in this repo allows you to toString() compiled templates and avoid running the entire Jade library on the client, increasing performance, and decreasing the amount of JavaScript required.</text:span></text:p>
              <text:p text:style-name="P8">function anonymous(locals) {</text:p>
              <text:p text:style-name="P8"><text:s text:c="2"/>var attrs = jade.attrs, escape = jade.escape;</text:p>
              <text:p text:style-name="P8"><text:s text:c="2"/>var buf = [];</text:p>
              <text:p text:style-name="P8"><text:s text:c="2"/>with (locals || {}) {</text:p>
              <text:p text:style-name="P8"><text:s text:c="4"/>var interp;</text:p>
              <text:p text:style-name="P8"><text:s text:c="4"/>var title = 'yay'</text:p>
              <text:p text:style-name="P8"><text:s text:c="4"/>buf.push('&lt;h1');</text:p>
              <text:p text:style-name="P8"><text:s text:c="4"/>buf.push(attrs({ "class": ('title') }));</text:p>
              <text:p text:style-name="P8"><text:s text:c="4"/>buf.push('&gt;');</text:p>
              <text:p text:style-name="P8"><text:s text:c="4"/>buf.push('' + escape((interp = title) == null ? '' : interp) + '');</text:p>
              <text:p text:style-name="P8"><text:s text:c="4"/>buf.push('&lt;/h1&gt;');</text:p>
              <text:p text:style-name="P8"><text:s text:c="4"/>buf.push('&lt;p&gt;');</text:p>
              <text:p text:style-name="P8"><text:soft-page-break/><text:s text:c="4"/>buf.push('Just an example');</text:p>
              <text:p text:style-name="P8"><text:s text:c="4"/>buf.push('&lt;/p&gt;');</text:p>
              <text:p text:style-name="P8"><text:s text:c="2"/>}</text:p>
              <text:p text:style-name="P8"><text:s text:c="2"/>return buf.join("");</text:p>
              <text:p text:style-name="P2">}</text:p>
              <text:h text:style-name="P7" text:outline-level="2"><text:bookmark text:name="a16"/>Example Makefile</text:h>
              <text:p text:style-name="Text_20_body"><text:span text:style-name="T1">Below is an example Makefile used to compile </text:span><text:span text:style-name="Emphasis"><text:span text:style-name="T1">pages/*.jade</text:span></text:span><text:span text:style-name="T1"> into </text:span><text:span text:style-name="Emphasis"><text:span text:style-name="T1">pages/*.html</text:span></text:span><text:span text:style-name="T1"> files by simply executing </text:span><text:span text:style-name="Source_20_Text"><text:span text:style-name="T1">make</text:span></text:span><text:span text:style-name="T1">.</text:span></text:p>
              <text:p text:style-name="P8">JADE = $(shell find pages/*.jade)</text:p>
              <text:p text:style-name="P8">HTML = $(JADE:.jade=.html)</text:p>
              <text:p text:style-name="P8"/>
              <text:p text:style-name="P8">all: $(HTML)</text:p>
              <text:p text:style-name="P8"/>
              <text:p text:style-name="P8">%.html: %.jade</text:p>
              <text:p text:style-name="P8"><text:s text:c="4"/>jade &lt; $&lt; --path $&lt; &gt; $@</text:p>
              <text:p text:style-name="P8"/>
              <text:p text:style-name="P8">clean:</text:p>
              <text:p text:style-name="P8"><text:s text:c="4"/>rm -f $(HTML)</text:p>
              <text:p text:style-name="P8"/>
              <text:p text:style-name="P2">.PHONY: clean</text:p>
              <text:p text:style-name="Text_20_body"><text:span text:style-name="T1">this can be combined with the </text:span><text:span text:style-name="Source_20_Text"><text:span text:style-name="T1">watch(1)</text:span></text:span><text:span text:style-name="T1"> command to produce a watcher-like behaviour:</text:span></text:p>
              <text:p text:style-name="P2">$ watch make</text:p>
              <text:h text:style-name="P7" text:outline-level="2"><text:bookmark text:name="a17"/>jade(1)</text:h>
              <text:p text:style-name="P8"/>
              <text:p text:style-name="Preformatted_20_Text"><text:span text:style-name="Source_20_Text"><text:span text:style-name="T1">Usage: jade [options] [dir|file ...]</text:span></text:span></text:p>
              <text:p text:style-name="P8"/>
              <text:p text:style-name="Preformatted_20_Text"><text:span text:style-name="Source_20_Text"><text:span text:style-name="T1">Options:</text:span></text:span></text:p>
              <text:p text:style-name="P8"/>
              <text:p text:style-name="Preformatted_20_Text"><text:span text:style-name="Source_20_Text"><text:span text:style-name="T1"><text:s text:c="2"/>-h, --help <text:s text:c="8"/>output usage information</text:span></text:span></text:p>
              <text:p text:style-name="Preformatted_20_Text"><text:span text:style-name="Source_20_Text"><text:span text:style-name="T1"><text:s text:c="2"/>-V, --version <text:s text:c="5"/>output the version number</text:span></text:span></text:p>
              <text:p text:style-name="Preformatted_20_Text"><text:span text:style-name="Source_20_Text"><text:span text:style-name="T1"><text:s text:c="2"/>-o, --obj &lt;str&gt; <text:s text:c="3"/>javascript options object</text:span></text:span></text:p>
              <text:p text:style-name="Preformatted_20_Text"><text:span text:style-name="Source_20_Text"><text:span text:style-name="T1"><text:s text:c="2"/>-O, --out &lt;dir&gt; <text:s text:c="3"/>output the compiled html to &lt;dir&gt;</text:span></text:span></text:p>
              <text:p text:style-name="Preformatted_20_Text"><text:span text:style-name="Source_20_Text"><text:span text:style-name="T1"><text:s text:c="2"/>-p, --path &lt;path&gt; <text:s/>filename used to resolve includes</text:span></text:span></text:p>
              <text:p text:style-name="Preformatted_20_Text"><text:span text:style-name="Source_20_Text"><text:span text:style-name="T1"><text:s text:c="2"/>-P, --pretty <text:s text:c="6"/>compile pretty html output</text:span></text:span></text:p>
              <text:p text:style-name="Preformatted_20_Text"><text:span text:style-name="Source_20_Text"><text:span text:style-name="T1"><text:s text:c="2"/>-c, --client <text:s text:c="6"/>compile for client-side runtime.js</text:span></text:span></text:p>
              <text:p text:style-name="Preformatted_20_Text"><text:span text:style-name="Source_20_Text"><text:span text:style-name="T1"><text:s text:c="2"/>-D, --no-debug <text:s text:c="4"/>compile without debugging (smaller functions)</text:span></text:span></text:p>
              <text:p text:style-name="P8"/>
              <text:p text:style-name="Preformatted_20_Text"><text:span text:style-name="Source_20_Text"><text:span text:style-name="T1">Examples:</text:span></text:span></text:p>
              <text:p text:style-name="P8"/>
              <text:p text:style-name="Preformatted_20_Text"><text:span text:style-name="Source_20_Text"><text:span text:style-name="T1"><text:s text:c="2"/># translate jade the templates dir</text:span></text:span></text:p>
              <text:p text:style-name="Preformatted_20_Text"><text:span text:style-name="Source_20_Text"><text:span text:style-name="T1"><text:s text:c="2"/>$ jade templates</text:span></text:span></text:p>
              <text:p text:style-name="P8"/>
              <text:p text:style-name="Preformatted_20_Text"><text:span text:style-name="Source_20_Text"><text:span text:style-name="T1"><text:s text:c="2"/># create {foo,bar}.html</text:span></text:span></text:p>
              <text:p text:style-name="Preformatted_20_Text"><text:span text:style-name="Source_20_Text"><text:span text:style-name="T1"><text:s text:c="2"/>$ jade {foo,bar}.jade</text:span></text:span></text:p>
              <text:p text:style-name="P8"/>
              <text:p text:style-name="Preformatted_20_Text"><text:span text:style-name="Source_20_Text"><text:span text:style-name="T1"><text:s text:c="2"/># jade over stdio</text:span></text:span></text:p>
              <text:p text:style-name="Preformatted_20_Text"><text:span text:style-name="Source_20_Text"><text:span text:style-name="T1"><text:s text:c="2"/>$ jade &lt; my.jade &gt; my.html</text:span></text:span></text:p>
              <text:p text:style-name="P8"/>
              <text:p text:style-name="Preformatted_20_Text"><text:soft-page-break/><text:span text:style-name="Source_20_Text"><text:span text:style-name="T1"><text:s text:c="2"/># jade over stdio</text:span></text:span></text:p>
              <text:p text:style-name="Preformatted_20_Text"><text:span text:style-name="Source_20_Text"><text:span text:style-name="T1"><text:s text:c="2"/>$ echo "h1 Jade!" | jade</text:span></text:span></text:p>
              <text:p text:style-name="P8"/>
              <text:p text:style-name="Preformatted_20_Text"><text:span text:style-name="Source_20_Text"><text:span text:style-name="T1"><text:s text:c="2"/># foo, bar dirs rendering to /tmp</text:span></text:span></text:p>
              <text:p text:style-name="Preformatted_20_Text"><text:span text:style-name="Source_20_Text"><text:span text:style-name="T1"><text:s text:c="2"/>$ jade foo bar --out /tmp</text:span></text:span></text:p>
              <text:p text:style-name="P2"/>
              <text:h text:style-name="P7" text:outline-level="2">Tutorials</text:h>
              <text:list xml:id="list787749240" text:style-name="L5">
                <text:list-item>
                  <text:p text:style-name="P17"><text:span text:style-name="T1">in </text:span><text:a xlink:type="simple" xlink:href="http://blog.craftgear.net/4f501e97c1347ec934000001/title/10分でわかるjadeテンプレートエンジン">Japanese</text:a><text:span text:style-name="T1"> </text:span></text:p>
                </text:list-item>
              </text:list>
              <text:h text:style-name="P7" text:outline-level="2"><text:bookmark text:name="a18"/>License</text:h>
              <text:p text:style-name="P4">(The MIT License)</text:p>
              <text:p text:style-name="Text_20_body"><text:span text:style-name="T1">Copyright (c) 2009-2010 TJ Holowaychuk &lt;</text:span><text:a xlink:type="simple" xlink:href="mailto:tj@vision-media.ca">tj@vision-media.ca</text:a><text:span text:style-name="T1">&gt;</text:span></text:p>
              <text:p text:style-name="P4">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4">The above copyright notice and this permission notice shall be included in all copies or substantial portions of the Software.</text:p>
              <text:p text:style-name="P4">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section>
            <text:p text:style-name="Text_20_body"><text:line-break/><text:line-break/></text:p>
          </text:section>
        </text:section>
        <text:section text:style-name="Sect1" text:name="footer-push">
          <text:p text:style-name="Text_20_body"/>
        </text:section>
      </text:section>
      <text:section text:style-name="Sect1" text:name="footer">
        <text:h text:style-name="Heading_20_4" text:outline-level="4"><text:bookmark text:name="blacktocat"/>GitHub Links</text:h>
        <text:list xml:id="list1626796089" text:style-name="L6">
          <text:list-item>
            <text:list>
              <text:list-item>
                <text:list>
                  <text:list-item>
                    <text:list>
                      <text:list-header>
                        <text:h text:style-name="P33" text:outline-level="4">GitHub</text:h>
                      </text:list-header>
                    </text:list>
                  </text:list-item>
                </text:list>
              </text:list-item>
            </text:list>
          </text:list-item>
          <text:list-item>
            <text:p text:style-name="P28"><text:a xlink:type="simple" xlink:href="https://github.com/about">About</text:a> </text:p>
          </text:list-item>
          <text:list-item>
            <text:p text:style-name="P28"><text:a xlink:type="simple" xlink:href="https://github.com/blog">Blog</text:a> </text:p>
          </text:list-item>
          <text:list-item>
            <text:p text:style-name="P28"><text:a xlink:type="simple" xlink:href="https://github.com/features">Features</text:a> </text:p>
          </text:list-item>
          <text:list-item>
            <text:p text:style-name="P28"><text:a xlink:type="simple" xlink:href="https://github.com/contact">Contact &amp; Support</text:a> </text:p>
          </text:list-item>
          <text:list-item>
            <text:p text:style-name="P28"><text:a xlink:type="simple" xlink:href="https://github.com/training">Training</text:a> </text:p>
          </text:list-item>
          <text:list-item>
            <text:p text:style-name="P28"><text:a xlink:type="simple" xlink:href="http://enterprise.github.com/">GitHub Enterprise</text:a> </text:p>
          </text:list-item>
          <text:list-item>
            <text:p text:style-name="P18"><text:a xlink:type="simple" xlink:href="http://status.github.com/">Site Status</text:a> </text:p>
          </text:list-item>
        </text:list>
        <text:list xml:id="list2096896875" text:style-name="L7">
          <text:list-item>
            <text:list>
              <text:list-item>
                <text:list>
                  <text:list-item>
                    <text:list>
                      <text:list-header>
                        <text:h text:style-name="P34" text:outline-level="4"><text:soft-page-break/>Clients</text:h>
                      </text:list-header>
                    </text:list>
                  </text:list-item>
                </text:list>
              </text:list-item>
            </text:list>
          </text:list-item>
          <text:list-item>
            <text:p text:style-name="P29"><text:a xlink:type="simple" xlink:href="http://mac.github.com/">GitHub for Mac</text:a> </text:p>
          </text:list-item>
          <text:list-item>
            <text:p text:style-name="P29"><text:a xlink:type="simple" xlink:href="http://windows.github.com/">GitHub for Windows</text:a> </text:p>
          </text:list-item>
          <text:list-item>
            <text:p text:style-name="P29"><text:a xlink:type="simple" xlink:href="http://eclipse.github.com/">GitHub for Eclipse</text:a> </text:p>
          </text:list-item>
          <text:list-item>
            <text:p text:style-name="P19"><text:a xlink:type="simple" xlink:href="http://mobile.github.com/">GitHub Mobile Apps</text:a> </text:p>
          </text:list-item>
        </text:list>
        <text:list xml:id="list1298326727" text:style-name="L8">
          <text:list-item>
            <text:list>
              <text:list-item>
                <text:list>
                  <text:list-item>
                    <text:list>
                      <text:list-header>
                        <text:h text:style-name="P35" text:outline-level="4">Tools</text:h>
                      </text:list-header>
                    </text:list>
                  </text:list-item>
                </text:list>
              </text:list-item>
            </text:list>
          </text:list-item>
          <text:list-item>
            <text:p text:style-name="P30"><text:a xlink:type="simple" xlink:href="http://get.gaug.es/">Gauges: Web analytics</text:a> </text:p>
          </text:list-item>
          <text:list-item>
            <text:p text:style-name="P30"><text:a xlink:type="simple" xlink:href="http://speakerdeck.com/">Speaker Deck: Presentations</text:a> </text:p>
          </text:list-item>
          <text:list-item>
            <text:p text:style-name="P20"><text:a xlink:type="simple" xlink:href="https://gist.github.com/">Gist: Code snippets</text:a> </text:p>
            <text:list>
              <text:list-item>
                <text:list>
                  <text:list-item>
                    <text:list>
                      <text:list-header>
                        <text:h text:style-name="P35" text:outline-level="4">Extras</text:h>
                      </text:list-header>
                    </text:list>
                  </text:list-item>
                </text:list>
              </text:list-item>
            </text:list>
          </text:list-item>
          <text:list-item>
            <text:p text:style-name="P30"><text:a xlink:type="simple" xlink:href="http://jobs.github.com/">Job Board</text:a> </text:p>
          </text:list-item>
          <text:list-item>
            <text:p text:style-name="P30"><text:a xlink:type="simple" xlink:href="http://shop.github.com/">GitHub Shop</text:a> </text:p>
          </text:list-item>
          <text:list-item>
            <text:p text:style-name="P20"><text:a xlink:type="simple" xlink:href="http://octodex.github.com/">The Octodex</text:a> </text:p>
          </text:list-item>
        </text:list>
        <text:list xml:id="list2052688539" text:style-name="L9">
          <text:list-item>
            <text:list>
              <text:list-item>
                <text:list>
                  <text:list-item>
                    <text:list>
                      <text:list-header>
                        <text:h text:style-name="P36" text:outline-level="4">Documentation</text:h>
                      </text:list-header>
                    </text:list>
                  </text:list-item>
                </text:list>
              </text:list-item>
            </text:list>
          </text:list-item>
          <text:list-item>
            <text:p text:style-name="P31"><text:a xlink:type="simple" xlink:href="http://help.github.com/">GitHub Help</text:a> </text:p>
          </text:list-item>
          <text:list-item>
            <text:p text:style-name="P31"><text:a xlink:type="simple" xlink:href="http://developer.github.com/">Developer API</text:a> </text:p>
          </text:list-item>
          <text:list-item>
            <text:p text:style-name="P31"><text:a xlink:type="simple" xlink:href="http://github.github.com/github-flavored-markdown/">GitHub Flavored Markdown</text:a> </text:p>
          </text:list-item>
          <text:list-item>
            <text:p text:style-name="P21"><text:a xlink:type="simple" xlink:href="http://pages.github.com/">GitHub Pages</text:a> </text:p>
          </text:list-item>
        </text:list>
        <text:section text:style-name="Sect1" text:name="legal">
          <text:list xml:id="list66273811" text:style-name="L10">
            <text:list-item>
              <text:p text:style-name="P32"><text:a xlink:type="simple" xlink:href="https://github.com/site/terms">Terms of Service</text:a> </text:p>
            </text:list-item>
            <text:list-item>
              <text:p text:style-name="P32"><text:a xlink:type="simple" xlink:href="https://github.com/site/privacy">Privacy</text:a> </text:p>
            </text:list-item>
            <text:list-item>
              <text:p text:style-name="P22"><text:a xlink:type="simple" xlink:href="https://github.com/security">Security</text:a> </text:p>
            </text:list-item>
          </text:list>
          <text:p text:style-name="Text_20_body">© 2012 GitHub Inc. All rights reserved.</text:p>
        </text:section>
      </text:section>
      <text:p text:style-name="Standard"><text:bookmark text:name="server_response_ti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harp" style:font-size-asian="24pt" style:font-weight-asian="bold" style:font-name-complex="Lohit Devanagar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harp" style:font-size-asian="18pt" style:font-weight-asian="bold" style:font-name-complex="Lohit Devanagari"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Sharp1" style:font-size-asian="10pt" style:font-name-complex="Lohit Devanagari2"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Lohit Devanagar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Zen Hei Sharp" style:font-size-asian="12pt" style:font-weight-asian="bold" style:font-name-complex="Lohit Devanagari" style:font-size-complex="12pt"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WenQuanYi Zen Hei Sharp1" style:font-name-complex="Lohit Devanagari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06T10:48:11</meta:creation-date>
    <meta:editing-duration>P0D</meta:editing-duration>
    <meta:editing-cycles>2</meta:editing-cycles>
    <meta:generator>LibreOffice/3.5$Linux_X86_64 LibreOffice_project/350m1$Build-2</meta:generator>
    <dc:date>2012-09-06T10:49:32</dc:date>
    <meta:document-statistic meta:table-count="0" meta:image-count="1" meta:object-count="1" meta:page-count="20" meta:paragraph-count="692" meta:word-count="3453" meta:character-count="22673" meta:non-whitespace-character-count="19001"/>
  </office:meta>
</office:document-meta>
</file>